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64in"/>
    </style:style>
    <style:style style:name="co2" style:family="table-column">
      <style:table-column-properties fo:break-before="auto" style:column-width="1.5366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8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swerers_vs_graders" table:style-name="ta1">
        <office:forms form:automatic-focus="false" form:apply-design-mode="false"/>
        <table:shapes>
          <draw:frame draw:z-index="0" draw:style-name="gr1" draw:text-style-name="P1" svg:width="13.7555in" svg:height="5.4717in" svg:x="1.0657in" svg:y="5.9457in">
            <draw:object draw:notify-on-update-of-ranges="answerers_vs_graders.A1:answerers_vs_graders.A1 answerers_vs_graders.A2:answerers_vs_graders.A21 answerers_vs_graders.C1:answerers_vs_graders.C1 answerers_vs_graders.C2:answerers_vs_graders.C21 answerers_vs_graders.D1:answerers_vs_graders.D1 answerers_vs_graders.D2:answerers_vs_graders.D21 answerers_vs_graders.E1:answerers_vs_graders.E1 answerers_vs_graders.E2:answerers_vs_graders.E21 answerers_vs_graders.F1:answerers_vs_graders.F1 answerers_vs_graders.F2:answerers_vs_graders.F21 answerers_vs_graders.B1:answerers_vs_graders.B1 answerers_vs_graders.B2:answerers_vs_graders.B21 answerers_vs_graders.G1:answerers_vs_graders.G1 answerers_vs_graders.G2:answerers_vs_graders.G21 answerers_vs_graders.I1:answerers_vs_graders.I1 answerers_vs_graders.I2:answerers_vs_graders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1173in" svg:height="7.0323in" svg:x="18.0575in" svg:y="5.0469in">
            <draw:object draw:notify-on-update-of-ranges="answerers_vs_graders.A1:answerers_vs_graders.A1 answerers_vs_graders.B1:answerers_vs_graders.G1 answerers_vs_graders.A2:answerers_vs_graders.A2 answerers_vs_graders.B2:answerers_vs_graders.G2 answerers_vs_graders.A3:answerers_vs_graders.A3 answerers_vs_graders.B3:answerers_vs_graders.G3 answerers_vs_graders.A4:answerers_vs_graders.A4 answerers_vs_graders.B4:answerers_vs_graders.G4 answerers_vs_graders.A5:answerers_vs_graders.A5 answerers_vs_graders.B5:answerers_vs_graders.G5 answerers_vs_graders.A6:answerers_vs_graders.A6 answerers_vs_graders.B6:answerers_vs_graders.G6 answerers_vs_graders.A7:answerers_vs_graders.A7 answerers_vs_graders.B7:answerers_vs_graders.G7 answerers_vs_graders.A8:answerers_vs_graders.A8 answerers_vs_graders.B8:answerers_vs_graders.G8 answerers_vs_graders.A9:answerers_vs_graders.A9 answerers_vs_graders.B9:answerers_vs_graders.G9 answerers_vs_graders.A10:answerers_vs_graders.A10 answerers_vs_graders.B10:answerers_vs_graders.G10 answerers_vs_graders.A11:answerers_vs_graders.A11 answerers_vs_graders.B11:answerers_vs_graders.G11 answerers_vs_graders.A12:answerers_vs_graders.A12 answerers_vs_graders.B12:answerers_vs_graders.G12 answerers_vs_graders.A13:answerers_vs_graders.A13 answerers_vs_graders.B13:answerers_vs_graders.G13 answerers_vs_graders.A14:answerers_vs_graders.A14 answerers_vs_graders.B14:answerers_vs_graders.G14 answerers_vs_graders.A15:answerers_vs_graders.A15 answerers_vs_graders.B15:answerers_vs_graders.G15 answerers_vs_graders.A16:answerers_vs_graders.A16 answerers_vs_graders.B16:answerers_vs_graders.G16 answerers_vs_graders.A17:answerers_vs_graders.A17 answerers_vs_graders.B17:answerers_vs_graders.G17 answerers_vs_graders.A18:answerers_vs_graders.A18 answerers_vs_graders.B18:answerers_vs_graders.G18 answerers_vs_graders.A19:answerers_vs_graders.A19 answerers_vs_graders.B19:answerers_vs_graders.G19 answerers_vs_graders.A20:answerers_vs_graders.A20 answerers_vs_graders.B20:answerers_vs_graders.G20 answerers_vs_graders.A21:answerers_vs_graders.A21 answerers_vs_graders.B21:answerers_vs_graders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7539in" svg:height="7.526in" svg:x="3.4854in" svg:y="12.2079in">
            <draw:object draw:notify-on-update-of-ranges="answerers_vs_graders.L1:answerers_vs_graders.L1 answerers_vs_graders.L2:answerers_vs_graders.L21 answerers_vs_graders.M1:answerers_vs_graders.M1 answerers_vs_graders.M2:answerers_vs_graders.M21 answerers_vs_graders.L1:answerers_vs_graders.L1 answerers_vs_graders.L2:answerers_vs_graders.L21 answerers_vs_graders.N1:answerers_vs_graders.N1 answerers_vs_graders.N2:answerers_vs_graders.N21 answerers_vs_graders.L1:answerers_vs_graders.L1 answerers_vs_graders.L2:answerers_vs_graders.L21 answerers_vs_graders.O1:answerers_vs_graders.O1 answerers_vs_graders.O2:answerers_vs_graders.O21 answerers_vs_graders.L1:answerers_vs_graders.L1 answerers_vs_graders.L2:answerers_vs_graders.L21 answerers_vs_graders.P1:answerers_vs_graders.P1 answerers_vs_graders.P2:answerers_vs_graders.P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2126in" svg:height="5.7878in" svg:x="16.1701in" svg:y="12.3555in">
            <draw:object draw:notify-on-update-of-ranges="answerers_vs_graders.R1:answerers_vs_graders.R1 answerers_vs_graders.R2:answerers_vs_graders.R21 answerers_vs_graders.S1:answerers_vs_graders.S1 answerers_vs_graders.S2:answerers_vs_graders.S21 answerers_vs_graders.R1:answerers_vs_graders.R1 answerers_vs_graders.R2:answerers_vs_graders.R21 answerers_vs_graders.T1:answerers_vs_graders.T1 answerers_vs_graders.T2:answerers_vs_graders.T21 answerers_vs_graders.R1:answerers_vs_graders.R1 answerers_vs_graders.R2:answerers_vs_graders.R21 answerers_vs_graders.U1:answerers_vs_graders.U1 answerers_vs_graders.U2:answerers_vs_graders.U21 answerers_vs_graders.R1:answerers_vs_graders.R1 answerers_vs_graders.R2:answerers_vs_graders.R21 answerers_vs_graders.V1:answerers_vs_graders.V1 answerers_vs_graders.V2:answerers_vs_graders.V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row table:style-name="ro1">
          <table:table-cell office:value-type="string" calcext:value-type="string">
            <text:p>Answerer</text:p>
          </table:table-cell>
          <table:table-cell office:value-type="string" calcext:value-type="string">
            <text:p>ollama_llama3</text:p>
          </table:table-cell>
          <table:table-cell office:value-type="string" calcext:value-type="string">
            <text:p>openai_gpt-3.5-turbo_1</text:p>
          </table:table-cell>
          <table:table-cell office:value-type="string" calcext:value-type="string">
            <text:p>openai_gpt-3.5-turbo_2</text:p>
          </table:table-cell>
          <table:table-cell office:value-type="string" calcext:value-type="string">
            <text:p>openai_gpt-4o-mini_1</text:p>
          </table:table-cell>
          <table:table-cell office:value-type="string" calcext:value-type="string">
            <text:p>openai_gpt-4o-mini_2</text:p>
          </table:table-cell>
          <table:table-cell office:value-type="string" calcext:value-type="string">
            <text:p>gpt-4o-mini_student_teach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amma_and_one_other_avg</text:p>
          </table:table-cell>
          <table:table-cell table:number-columns-repeated="2"/>
          <table:table-cell office:value-type="string" calcext:value-type="string">
            <text:p>openai_gpt-4o-mini_2</text:p>
          </table:table-cell>
          <table:table-cell office:value-type="string" calcext:value-type="string">
            <text:p>Atheist</text:p>
          </table:table-cell>
          <table:table-cell office:value-type="string" calcext:value-type="string">
            <text:p>Imum</text:p>
          </table:table-cell>
          <table:table-cell office:value-type="string" calcext:value-type="string">
            <text:p>Bible Translator</text:p>
          </table:table-cell>
          <table:table-cell office:value-type="string" calcext:value-type="string">
            <text:p>Politician</text:p>
          </table:table-cell>
          <table:table-cell/>
          <table:table-cell office:value-type="string" calcext:value-type="string">
            <text:p>openai_gpt-4o-mini_2</text:p>
          </table:table-cell>
          <table:table-cell office:value-type="string" calcext:value-type="string">
            <text:p>Atheist</text:p>
          </table:table-cell>
          <table:table-cell office:value-type="string" calcext:value-type="string">
            <text:p>Imum</text:p>
          </table:table-cell>
          <table:table-cell office:value-type="string" calcext:value-type="string">
            <text:p>Bible Translator</text:p>
          </table:table-cell>
          <table:table-cell office:value-type="string" calcext:value-type="string">
            <text:p>Politician</text:p>
          </table:table-cell>
        </table:table-row>
        <table:table-row table:style-name="ro1">
          <table:table-cell office:value-type="string" calcext:value-type="string">
            <text:p>gemma atheist</text:p>
          </table:table-cell>
          <table:table-cell office:value-type="float" office:value="68.1872791519435" calcext:value-type="float">
            <text:p>68.1872791519435</text:p>
          </table:table-cell>
          <table:table-cell office:value-type="float" office:value="74.5689045936396" calcext:value-type="float">
            <text:p>74.5689045936396</text:p>
          </table:table-cell>
          <table:table-cell office:value-type="float" office:value="74.5671378091873" calcext:value-type="float">
            <text:p>74.5671378091873</text:p>
          </table:table-cell>
          <table:table-cell office:value-type="float" office:value="75.1537102473498" calcext:value-type="float">
            <text:p>75.1537102473498</text:p>
          </table:table-cell>
          <table:table-cell office:value-type="float" office:value="75.1731448763251" calcext:value-type="float">
            <text:p>75.1731448763251</text:p>
          </table:table-cell>
          <table:table-cell office:value-type="float" office:value="56.5724381625442" calcext:value-type="float">
            <text:p>56.5724381625442</text:p>
          </table:table-cell>
          <table:table-cell table:formula="of:=AVERAGE([.B2:.G2])" office:value-type="float" office:value="70.7037691401649" calcext:value-type="float">
            <text:p>70.7037691401649</text:p>
          </table:table-cell>
          <table:table-cell table:formula="of:=AVERAGE([.F2:.G2])" office:value-type="float" office:value="65.8727915194346" calcext:value-type="float">
            <text:p>65.8727915194346</text:p>
          </table:table-cell>
          <table:table-cell table:number-columns-repeated="2"/>
          <table:table-cell office:value-type="float" office:value="75.1731448763251" calcext:value-type="float">
            <text:p>75.1731448763251</text:p>
          </table:table-cell>
          <table:table-cell office:value-type="float" office:value="56.5724381625442" calcext:value-type="float">
            <text:p>56.5724381625442</text:p>
          </table:table-cell>
          <table:table-cell table:number-columns-repeated="4"/>
          <table:table-cell office:value-type="float" office:value="75.1731448763251" calcext:value-type="float">
            <text:p>75.1731448763251</text:p>
          </table:table-cell>
          <table:table-cell office:value-type="float" office:value="68.1872791519435" calcext:value-type="float">
            <text:p>68.1872791519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ma Imam</text:p>
          </table:table-cell>
          <table:table-cell office:value-type="float" office:value="67.1448763250883" calcext:value-type="float">
            <text:p>67.1448763250883</text:p>
          </table:table-cell>
          <table:table-cell office:value-type="float" office:value="77.4363957597173" calcext:value-type="float">
            <text:p>77.4363957597173</text:p>
          </table:table-cell>
          <table:table-cell office:value-type="float" office:value="76.8286219081272" calcext:value-type="float">
            <text:p>76.8286219081272</text:p>
          </table:table-cell>
          <table:table-cell office:value-type="float" office:value="76.8339222614841" calcext:value-type="float">
            <text:p>76.8339222614841</text:p>
          </table:table-cell>
          <table:table-cell office:value-type="float" office:value="76.5883392226148" calcext:value-type="float">
            <text:p>76.5883392226148</text:p>
          </table:table-cell>
          <table:table-cell office:value-type="float" office:value="51.2632508833922" calcext:value-type="float">
            <text:p>51.2632508833922</text:p>
          </table:table-cell>
          <table:table-cell table:formula="of:=AVERAGE([.B3:.G3])" office:value-type="float" office:value="71.0159010600707" calcext:value-type="float">
            <text:p>71.0159010600707</text:p>
          </table:table-cell>
          <table:table-cell table:formula="of:=AVERAGE([.F3:.G3])" office:value-type="float" office:value="63.9257950530035" calcext:value-type="float">
            <text:p>63.9257950530035</text:p>
          </table:table-cell>
          <table:table-cell table:number-columns-repeated="2"/>
          <table:table-cell office:value-type="float" office:value="76.5883392226148" calcext:value-type="float">
            <text:p>76.5883392226148</text:p>
          </table:table-cell>
          <table:table-cell/>
          <table:table-cell office:value-type="float" office:value="51.2632508833922" calcext:value-type="float">
            <text:p>51.2632508833922</text:p>
          </table:table-cell>
          <table:table-cell table:number-columns-repeated="3"/>
          <table:table-cell office:value-type="float" office:value="76.5883392226148" calcext:value-type="float">
            <text:p>76.5883392226148</text:p>
          </table:table-cell>
          <table:table-cell/>
          <table:table-cell office:value-type="float" office:value="67.1448763250883" calcext:value-type="float">
            <text:p>67.1448763250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 atheist</text:p>
          </table:table-cell>
          <table:table-cell office:value-type="float" office:value="78.3498233215548" calcext:value-type="float">
            <text:p>78.3498233215548</text:p>
          </table:table-cell>
          <table:table-cell office:value-type="float" office:value="71.8162544169611" calcext:value-type="float">
            <text:p>71.8162544169611</text:p>
          </table:table-cell>
          <table:table-cell office:value-type="float" office:value="73.0406360424028" calcext:value-type="float">
            <text:p>73.0406360424028</text:p>
          </table:table-cell>
          <table:table-cell office:value-type="float" office:value="71.7385159010601" calcext:value-type="float">
            <text:p>71.7385159010601</text:p>
          </table:table-cell>
          <table:table-cell office:value-type="float" office:value="72.1855123674912" calcext:value-type="float">
            <text:p>72.1855123674912</text:p>
          </table:table-cell>
          <table:table-cell office:value-type="float" office:value="57.4646643109541" calcext:value-type="float">
            <text:p>57.4646643109541</text:p>
          </table:table-cell>
          <table:table-cell table:formula="of:=AVERAGE([.B4:.G4])" office:value-type="float" office:value="70.7659010600707" calcext:value-type="float">
            <text:p>70.7659010600707</text:p>
          </table:table-cell>
          <table:table-cell table:formula="of:=AVERAGE([.F4:.G4])" office:value-type="float" office:value="64.8250883392226" calcext:value-type="float">
            <text:p>64.8250883392226</text:p>
          </table:table-cell>
          <table:table-cell table:number-columns-repeated="2"/>
          <table:table-cell office:value-type="float" office:value="72.1855123674912" calcext:value-type="float">
            <text:p>72.1855123674912</text:p>
          </table:table-cell>
          <table:table-cell office:value-type="float" office:value="57.4646643109541" calcext:value-type="float">
            <text:p>57.4646643109541</text:p>
          </table:table-cell>
          <table:table-cell table:number-columns-repeated="4"/>
          <table:table-cell office:value-type="float" office:value="72.1855123674912" calcext:value-type="float">
            <text:p>72.1855123674912</text:p>
          </table:table-cell>
          <table:table-cell office:value-type="float" office:value="78.3498233215548" calcext:value-type="float">
            <text:p>78.349823321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ma Politician</text:p>
          </table:table-cell>
          <table:table-cell office:value-type="float" office:value="70.1448763250883" calcext:value-type="float">
            <text:p>70.1448763250883</text:p>
          </table:table-cell>
          <table:table-cell office:value-type="float" office:value="82.6024734982332" calcext:value-type="float">
            <text:p>82.6024734982332</text:p>
          </table:table-cell>
          <table:table-cell office:value-type="float" office:value="82.7491166077739" calcext:value-type="float">
            <text:p>82.7491166077739</text:p>
          </table:table-cell>
          <table:table-cell office:value-type="float" office:value="82.0724381625442" calcext:value-type="float">
            <text:p>82.0724381625442</text:p>
          </table:table-cell>
          <table:table-cell office:value-type="float" office:value="82.3957597173145" calcext:value-type="float">
            <text:p>82.3957597173145</text:p>
          </table:table-cell>
          <table:table-cell office:value-type="float" office:value="51.5812720848057" calcext:value-type="float">
            <text:p>51.5812720848057</text:p>
          </table:table-cell>
          <table:table-cell table:formula="of:=AVERAGE([.B5:.G5])" office:value-type="float" office:value="75.25765606596" calcext:value-type="float">
            <text:p>75.25765606596</text:p>
          </table:table-cell>
          <table:table-cell table:formula="of:=AVERAGE([.F5:.G5])" office:value-type="float" office:value="66.9885159010601" calcext:value-type="float">
            <text:p>66.9885159010601</text:p>
          </table:table-cell>
          <table:table-cell table:number-columns-repeated="2"/>
          <table:table-cell office:value-type="float" office:value="82.3957597173145" calcext:value-type="float">
            <text:p>82.3957597173145</text:p>
          </table:table-cell>
          <table:table-cell table:number-columns-repeated="3"/>
          <table:table-cell office:value-type="float" office:value="51.5812720848057" calcext:value-type="float">
            <text:p>51.5812720848057</text:p>
          </table:table-cell>
          <table:table-cell/>
          <table:table-cell office:value-type="float" office:value="82.3957597173145" calcext:value-type="float">
            <text:p>82.3957597173145</text:p>
          </table:table-cell>
          <table:table-cell table:number-columns-repeated="3"/>
          <table:table-cell office:value-type="float" office:value="70.1448763250883" calcext:value-type="float">
            <text:p>70.1448763250883</text:p>
          </table:table-cell>
        </table:table-row>
        <table:table-row table:style-name="ro1">
          <table:table-cell office:value-type="string" calcext:value-type="string">
            <text:p>GPT 3.5 Imam</text:p>
          </table:table-cell>
          <table:table-cell office:value-type="float" office:value="74.3250883392226" calcext:value-type="float">
            <text:p>74.3250883392226</text:p>
          </table:table-cell>
          <table:table-cell office:value-type="float" office:value="79.6625441696113" calcext:value-type="float">
            <text:p>79.6625441696113</text:p>
          </table:table-cell>
          <table:table-cell office:value-type="float" office:value="80.2137809187279" calcext:value-type="float">
            <text:p>80.2137809187279</text:p>
          </table:table-cell>
          <table:table-cell office:value-type="float" office:value="79.226148409894" calcext:value-type="float">
            <text:p>79.226148409894</text:p>
          </table:table-cell>
          <table:table-cell office:value-type="float" office:value="80" calcext:value-type="float">
            <text:p>80</text:p>
          </table:table-cell>
          <table:table-cell office:value-type="float" office:value="58.7014134275618" calcext:value-type="float">
            <text:p>58.7014134275618</text:p>
          </table:table-cell>
          <table:table-cell table:formula="of:=AVERAGE([.B6:.G6])" office:value-type="float" office:value="75.3548292108363" calcext:value-type="float">
            <text:p>75.3548292108363</text:p>
          </table:table-cell>
          <table:table-cell table:formula="of:=AVERAGE([.F6:.G6])" office:value-type="float" office:value="69.3507067137809" calcext:value-type="float">
            <text:p>69.350706713780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office:value-type="float" office:value="58.7014134275618" calcext:value-type="float">
            <text:p>58.701413427561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office:value-type="float" office:value="74.3250883392226" calcext:value-type="float">
            <text:p>74.3250883392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ma Imam</text:p>
          </table:table-cell>
          <table:table-cell office:value-type="float" office:value="79.4929328621908" calcext:value-type="float">
            <text:p>79.4929328621908</text:p>
          </table:table-cell>
          <table:table-cell office:value-type="float" office:value="77.9558303886926" calcext:value-type="float">
            <text:p>77.9558303886926</text:p>
          </table:table-cell>
          <table:table-cell office:value-type="float" office:value="78.5318021201413" calcext:value-type="float">
            <text:p>78.5318021201413</text:p>
          </table:table-cell>
          <table:table-cell office:value-type="float" office:value="78.5247349823322" calcext:value-type="float">
            <text:p>78.5247349823322</text:p>
          </table:table-cell>
          <table:table-cell office:value-type="float" office:value="77.821554770318" calcext:value-type="float">
            <text:p>77.821554770318</text:p>
          </table:table-cell>
          <table:table-cell office:value-type="float" office:value="55.5742049469965" calcext:value-type="float">
            <text:p>55.5742049469965</text:p>
          </table:table-cell>
          <table:table-cell table:formula="of:=AVERAGE([.B7:.G7])" office:value-type="float" office:value="74.6501766784452" calcext:value-type="float">
            <text:p>74.6501766784452</text:p>
          </table:table-cell>
          <table:table-cell table:formula="of:=AVERAGE([.F7:.G7])" office:value-type="float" office:value="66.6978798586573" calcext:value-type="float">
            <text:p>66.6978798586573</text:p>
          </table:table-cell>
          <table:table-cell table:number-columns-repeated="2"/>
          <table:table-cell office:value-type="float" office:value="77.821554770318" calcext:value-type="float">
            <text:p>77.821554770318</text:p>
          </table:table-cell>
          <table:table-cell/>
          <table:table-cell office:value-type="float" office:value="55.5742049469965" calcext:value-type="float">
            <text:p>55.5742049469965</text:p>
          </table:table-cell>
          <table:table-cell table:number-columns-repeated="3"/>
          <table:table-cell office:value-type="float" office:value="77.821554770318" calcext:value-type="float">
            <text:p>77.821554770318</text:p>
          </table:table-cell>
          <table:table-cell/>
          <table:table-cell office:value-type="float" office:value="79.4929328621908" calcext:value-type="float">
            <text:p>79.4929328621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al Imam</text:p>
          </table:table-cell>
          <table:table-cell office:value-type="float" office:value="76.4116607773852" calcext:value-type="float">
            <text:p>76.4116607773852</text:p>
          </table:table-cell>
          <table:table-cell office:value-type="float" office:value="81.2650176678445" calcext:value-type="float">
            <text:p>81.2650176678445</text:p>
          </table:table-cell>
          <table:table-cell office:value-type="float" office:value="80.2950530035336" calcext:value-type="float">
            <text:p>80.2950530035336</text:p>
          </table:table-cell>
          <table:table-cell office:value-type="float" office:value="80.7650176678445" calcext:value-type="float">
            <text:p>80.7650176678445</text:p>
          </table:table-cell>
          <table:table-cell office:value-type="float" office:value="81.2597173144876" calcext:value-type="float">
            <text:p>81.2597173144876</text:p>
          </table:table-cell>
          <table:table-cell office:value-type="float" office:value="61.8462897526502" calcext:value-type="float">
            <text:p>61.8462897526502</text:p>
          </table:table-cell>
          <table:table-cell table:formula="of:=AVERAGE([.B8:.G8])" office:value-type="float" office:value="76.9737926972909" calcext:value-type="float">
            <text:p>76.9737926972909</text:p>
          </table:table-cell>
          <table:table-cell table:formula="of:=AVERAGE([.F8:.G8])" office:value-type="float" office:value="71.5530035335689" calcext:value-type="float">
            <text:p>71.5530035335689</text:p>
          </table:table-cell>
          <table:table-cell table:number-columns-repeated="2"/>
          <table:table-cell office:value-type="float" office:value="81.2597173144876" calcext:value-type="float">
            <text:p>81.2597173144876</text:p>
          </table:table-cell>
          <table:table-cell/>
          <table:table-cell office:value-type="float" office:value="61.8462897526502" calcext:value-type="float">
            <text:p>61.8462897526502</text:p>
          </table:table-cell>
          <table:table-cell table:number-columns-repeated="3"/>
          <table:table-cell office:value-type="float" office:value="81.2597173144876" calcext:value-type="float">
            <text:p>81.2597173144876</text:p>
          </table:table-cell>
          <table:table-cell/>
          <table:table-cell office:value-type="float" office:value="76.4116607773852" calcext:value-type="float">
            <text:p>76.4116607773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T 3.5 Atheist</text:p>
          </table:table-cell>
          <table:table-cell office:value-type="float" office:value="78.2667844522968" calcext:value-type="float">
            <text:p>78.2667844522968</text:p>
          </table:table-cell>
          <table:table-cell office:value-type="float" office:value="81.6254416961131" calcext:value-type="float">
            <text:p>81.6254416961131</text:p>
          </table:table-cell>
          <table:table-cell office:value-type="float" office:value="82.0795053003534" calcext:value-type="float">
            <text:p>82.0795053003534</text:p>
          </table:table-cell>
          <table:table-cell office:value-type="float" office:value="82.1925795053004" calcext:value-type="float">
            <text:p>82.1925795053004</text:p>
          </table:table-cell>
          <table:table-cell office:value-type="float" office:value="82.1872791519435" calcext:value-type="float">
            <text:p>82.1872791519435</text:p>
          </table:table-cell>
          <table:table-cell office:value-type="float" office:value="72.1819787985866" calcext:value-type="float">
            <text:p>72.1819787985866</text:p>
          </table:table-cell>
          <table:table-cell table:formula="of:=AVERAGE([.B9:.G9])" office:value-type="float" office:value="79.7555948174323" calcext:value-type="float">
            <text:p>79.7555948174323</text:p>
          </table:table-cell>
          <table:table-cell table:formula="of:=AVERAGE([.F9:.G9])" office:value-type="float" office:value="77.184628975265" calcext:value-type="float">
            <text:p>77.184628975265</text:p>
          </table:table-cell>
          <table:table-cell table:number-columns-repeated="2"/>
          <table:table-cell office:value-type="float" office:value="82.1872791519435" calcext:value-type="float">
            <text:p>82.1872791519435</text:p>
          </table:table-cell>
          <table:table-cell office:value-type="float" office:value="72.1819787985866" calcext:value-type="float">
            <text:p>72.1819787985866</text:p>
          </table:table-cell>
          <table:table-cell table:number-columns-repeated="4"/>
          <table:table-cell office:value-type="float" office:value="82.1872791519435" calcext:value-type="float">
            <text:p>82.1872791519435</text:p>
          </table:table-cell>
          <table:table-cell office:value-type="float" office:value="78.2667844522968" calcext:value-type="float">
            <text:p>78.2667844522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 Politician</text:p>
          </table:table-cell>
          <table:table-cell office:value-type="float" office:value="82.178445229682" calcext:value-type="float">
            <text:p>82.178445229682</text:p>
          </table:table-cell>
          <table:table-cell office:value-type="float" office:value="78.7349823321555" calcext:value-type="float">
            <text:p>78.7349823321555</text:p>
          </table:table-cell>
          <table:table-cell office:value-type="float" office:value="78.9893992932862" calcext:value-type="float">
            <text:p>78.9893992932862</text:p>
          </table:table-cell>
          <table:table-cell office:value-type="float" office:value="78.0883392226148" calcext:value-type="float">
            <text:p>78.0883392226148</text:p>
          </table:table-cell>
          <table:table-cell office:value-type="float" office:value="78.4593639575972" calcext:value-type="float">
            <text:p>78.4593639575972</text:p>
          </table:table-cell>
          <table:table-cell office:value-type="float" office:value="61.4752650176678" calcext:value-type="float">
            <text:p>61.4752650176678</text:p>
          </table:table-cell>
          <table:table-cell table:formula="of:=AVERAGE([.B10:.G10])" office:value-type="float" office:value="76.3209658421673" calcext:value-type="float">
            <text:p>76.3209658421673</text:p>
          </table:table-cell>
          <table:table-cell table:formula="of:=AVERAGE([.F10:.G10])" office:value-type="float" office:value="69.9673144876325" calcext:value-type="float">
            <text:p>69.9673144876325</text:p>
          </table:table-cell>
          <table:table-cell table:number-columns-repeated="2"/>
          <table:table-cell office:value-type="float" office:value="78.4593639575972" calcext:value-type="float">
            <text:p>78.4593639575972</text:p>
          </table:table-cell>
          <table:table-cell table:number-columns-repeated="3"/>
          <table:table-cell office:value-type="float" office:value="61.4752650176678" calcext:value-type="float">
            <text:p>61.4752650176678</text:p>
          </table:table-cell>
          <table:table-cell/>
          <table:table-cell office:value-type="float" office:value="78.4593639575972" calcext:value-type="float">
            <text:p>78.4593639575972</text:p>
          </table:table-cell>
          <table:table-cell table:number-columns-repeated="3"/>
          <table:table-cell office:value-type="float" office:value="82.178445229682" calcext:value-type="float">
            <text:p>82.178445229682</text:p>
          </table:table-cell>
        </table:table-row>
        <table:table-row table:style-name="ro1">
          <table:table-cell office:value-type="string" calcext:value-type="string">
            <text:p>GPT 3.5 Politician</text:p>
          </table:table-cell>
          <table:table-cell office:value-type="float" office:value="76.7826855123675" calcext:value-type="float">
            <text:p>76.7826855123675</text:p>
          </table:table-cell>
          <table:table-cell office:value-type="float" office:value="85.0971731448763" calcext:value-type="float">
            <text:p>85.0971731448763</text:p>
          </table:table-cell>
          <table:table-cell office:value-type="float" office:value="84.791519434629" calcext:value-type="float">
            <text:p>84.791519434629</text:p>
          </table:table-cell>
          <table:table-cell office:value-type="float" office:value="85.0724381625442" calcext:value-type="float">
            <text:p>85.0724381625442</text:p>
          </table:table-cell>
          <table:table-cell office:value-type="float" office:value="85.1448763250883" calcext:value-type="float">
            <text:p>85.1448763250883</text:p>
          </table:table-cell>
          <table:table-cell office:value-type="float" office:value="68.0742049469965" calcext:value-type="float">
            <text:p>68.0742049469965</text:p>
          </table:table-cell>
          <table:table-cell table:formula="of:=AVERAGE([.B11:.G11])" office:value-type="float" office:value="80.8271495877503" calcext:value-type="float">
            <text:p>80.8271495877503</text:p>
          </table:table-cell>
          <table:table-cell table:formula="of:=AVERAGE([.F11:.G11])" office:value-type="float" office:value="76.6095406360424" calcext:value-type="float">
            <text:p>76.6095406360424</text:p>
          </table:table-cell>
          <table:table-cell table:number-columns-repeated="2"/>
          <table:table-cell office:value-type="float" office:value="85.1448763250883" calcext:value-type="float">
            <text:p>85.1448763250883</text:p>
          </table:table-cell>
          <table:table-cell table:number-columns-repeated="3"/>
          <table:table-cell office:value-type="float" office:value="68.0742049469965" calcext:value-type="float">
            <text:p>68.0742049469965</text:p>
          </table:table-cell>
          <table:table-cell/>
          <table:table-cell office:value-type="float" office:value="85.1448763250883" calcext:value-type="float">
            <text:p>85.1448763250883</text:p>
          </table:table-cell>
          <table:table-cell table:number-columns-repeated="3"/>
          <table:table-cell office:value-type="float" office:value="76.7826855123675" calcext:value-type="float">
            <text:p>76.7826855123675</text:p>
          </table:table-cell>
        </table:table-row>
        <table:table-row table:style-name="ro1">
          <table:table-cell office:value-type="string" calcext:value-type="string">
            <text:p>gpt-4o-mini Imam</text:p>
          </table:table-cell>
          <table:table-cell office:value-type="float" office:value="80.9558303886926" calcext:value-type="float">
            <text:p>80.9558303886926</text:p>
          </table:table-cell>
          <table:table-cell office:value-type="float" office:value="85.9611307420495" calcext:value-type="float">
            <text:p>85.9611307420495</text:p>
          </table:table-cell>
          <table:table-cell office:value-type="float" office:value="86.1749116607774" calcext:value-type="float">
            <text:p>86.1749116607774</text:p>
          </table:table-cell>
          <table:table-cell office:value-type="float" office:value="85.773851590106" calcext:value-type="float">
            <text:p>85.773851590106</text:p>
          </table:table-cell>
          <table:table-cell office:value-type="float" office:value="85.6148409893993" calcext:value-type="float">
            <text:p>85.6148409893993</text:p>
          </table:table-cell>
          <table:table-cell office:value-type="float" office:value="69.9858657243816" calcext:value-type="float">
            <text:p>69.9858657243816</text:p>
          </table:table-cell>
          <table:table-cell table:formula="of:=AVERAGE([.B12:.G12])" office:value-type="float" office:value="82.4110718492344" calcext:value-type="float">
            <text:p>82.4110718492344</text:p>
          </table:table-cell>
          <table:table-cell table:formula="of:=AVERAGE([.F12:.G12])" office:value-type="float" office:value="77.8003533568905" calcext:value-type="float">
            <text:p>77.8003533568905</text:p>
          </table:table-cell>
          <table:table-cell table:number-columns-repeated="2"/>
          <table:table-cell office:value-type="float" office:value="85.6148409893993" calcext:value-type="float">
            <text:p>85.6148409893993</text:p>
          </table:table-cell>
          <table:table-cell/>
          <table:table-cell office:value-type="float" office:value="69.9858657243816" calcext:value-type="float">
            <text:p>69.9858657243816</text:p>
          </table:table-cell>
          <table:table-cell table:number-columns-repeated="3"/>
          <table:table-cell office:value-type="float" office:value="85.6148409893993" calcext:value-type="float">
            <text:p>85.6148409893993</text:p>
          </table:table-cell>
          <table:table-cell/>
          <table:table-cell office:value-type="float" office:value="80.9558303886926" calcext:value-type="float">
            <text:p>80.9558303886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ral atheist</text:p>
          </table:table-cell>
          <table:table-cell office:value-type="float" office:value="80.4505300353357" calcext:value-type="float">
            <text:p>80.4505300353357</text:p>
          </table:table-cell>
          <table:table-cell office:value-type="float" office:value="86.3109540636042" calcext:value-type="float">
            <text:p>86.3109540636042</text:p>
          </table:table-cell>
          <table:table-cell office:value-type="float" office:value="86.5265017667845" calcext:value-type="float">
            <text:p>86.5265017667845</text:p>
          </table:table-cell>
          <table:table-cell office:value-type="float" office:value="86.3233215547703" calcext:value-type="float">
            <text:p>86.3233215547703</text:p>
          </table:table-cell>
          <table:table-cell office:value-type="float" office:value="86.3427561837456" calcext:value-type="float">
            <text:p>86.3427561837456</text:p>
          </table:table-cell>
          <table:table-cell office:value-type="float" office:value="75.9452296819788" calcext:value-type="float">
            <text:p>75.9452296819788</text:p>
          </table:table-cell>
          <table:table-cell table:formula="of:=AVERAGE([.B13:.G13])" office:value-type="float" office:value="83.6498822143698" calcext:value-type="float">
            <text:p>83.6498822143698</text:p>
          </table:table-cell>
          <table:table-cell table:formula="of:=AVERAGE([.F13:.G13])" office:value-type="float" office:value="81.1439929328622" calcext:value-type="float">
            <text:p>81.1439929328622</text:p>
          </table:table-cell>
          <table:table-cell table:number-columns-repeated="2"/>
          <table:table-cell office:value-type="float" office:value="86.3427561837456" calcext:value-type="float">
            <text:p>86.3427561837456</text:p>
          </table:table-cell>
          <table:table-cell office:value-type="float" office:value="75.9452296819788" calcext:value-type="float">
            <text:p>75.9452296819788</text:p>
          </table:table-cell>
          <table:table-cell table:number-columns-repeated="4"/>
          <table:table-cell office:value-type="float" office:value="86.3427561837456" calcext:value-type="float">
            <text:p>86.3427561837456</text:p>
          </table:table-cell>
          <table:table-cell office:value-type="float" office:value="80.4505300353357" calcext:value-type="float">
            <text:p>80.4505300353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tral Politician</text:p>
          </table:table-cell>
          <table:table-cell office:value-type="float" office:value="81.3286219081272" calcext:value-type="float">
            <text:p>81.3286219081272</text:p>
          </table:table-cell>
          <table:table-cell office:value-type="float" office:value="86.2773851590106" calcext:value-type="float">
            <text:p>86.2773851590106</text:p>
          </table:table-cell>
          <table:table-cell office:value-type="float" office:value="86.4434628975265" calcext:value-type="float">
            <text:p>86.4434628975265</text:p>
          </table:table-cell>
          <table:table-cell office:value-type="float" office:value="86.2773851590106" calcext:value-type="float">
            <text:p>86.2773851590106</text:p>
          </table:table-cell>
          <table:table-cell office:value-type="float" office:value="86.2985865724382" calcext:value-type="float">
            <text:p>86.2985865724382</text:p>
          </table:table-cell>
          <table:table-cell office:value-type="float" office:value="71.5742049469965" calcext:value-type="float">
            <text:p>71.5742049469965</text:p>
          </table:table-cell>
          <table:table-cell table:formula="of:=AVERAGE([.B14:.G14])" office:value-type="float" office:value="83.0332744405183" calcext:value-type="float">
            <text:p>83.0332744405183</text:p>
          </table:table-cell>
          <table:table-cell table:formula="of:=AVERAGE([.F14:.G14])" office:value-type="float" office:value="78.9363957597173" calcext:value-type="float">
            <text:p>78.9363957597173</text:p>
          </table:table-cell>
          <table:table-cell table:number-columns-repeated="2"/>
          <table:table-cell office:value-type="float" office:value="86.2985865724382" calcext:value-type="float">
            <text:p>86.2985865724382</text:p>
          </table:table-cell>
          <table:table-cell table:number-columns-repeated="3"/>
          <table:table-cell office:value-type="float" office:value="71.5742049469965" calcext:value-type="float">
            <text:p>71.5742049469965</text:p>
          </table:table-cell>
          <table:table-cell/>
          <table:table-cell office:value-type="float" office:value="86.2985865724382" calcext:value-type="float">
            <text:p>86.2985865724382</text:p>
          </table:table-cell>
          <table:table-cell table:number-columns-repeated="3"/>
          <table:table-cell office:value-type="float" office:value="81.3286219081272" calcext:value-type="float">
            <text:p>81.3286219081272</text:p>
          </table:table-cell>
        </table:table-row>
        <table:table-row table:style-name="ro1">
          <table:table-cell office:value-type="string" calcext:value-type="string">
            <text:p>gemma Bible Translator</text:p>
          </table:table-cell>
          <table:table-cell office:value-type="float" office:value="80.1201413427562" calcext:value-type="float">
            <text:p>80.1201413427562</text:p>
          </table:table-cell>
          <table:table-cell office:value-type="float" office:value="91.3109540636042" calcext:value-type="float">
            <text:p>91.3109540636042</text:p>
          </table:table-cell>
          <table:table-cell office:value-type="float" office:value="91.5300353356891" calcext:value-type="float">
            <text:p>91.5300353356891</text:p>
          </table:table-cell>
          <table:table-cell office:value-type="float" office:value="91.517667844523" calcext:value-type="float">
            <text:p>91.517667844523</text:p>
          </table:table-cell>
          <table:table-cell office:value-type="float" office:value="91.3374558303887" calcext:value-type="float">
            <text:p>91.3374558303887</text:p>
          </table:table-cell>
          <table:table-cell office:value-type="float" office:value="81.5335689045936" calcext:value-type="float">
            <text:p>81.5335689045936</text:p>
          </table:table-cell>
          <table:table-cell table:formula="of:=AVERAGE([.B15:.G15])" office:value-type="float" office:value="87.8916372202591" calcext:value-type="float">
            <text:p>87.8916372202591</text:p>
          </table:table-cell>
          <table:table-cell table:formula="of:=AVERAGE([.F15:.G15])" office:value-type="float" office:value="86.4355123674912" calcext:value-type="float">
            <text:p>86.4355123674912</text:p>
          </table:table-cell>
          <table:table-cell table:number-columns-repeated="2"/>
          <table:table-cell office:value-type="float" office:value="91.3374558303887" calcext:value-type="float">
            <text:p>91.3374558303887</text:p>
          </table:table-cell>
          <table:table-cell table:number-columns-repeated="2"/>
          <table:table-cell office:value-type="float" office:value="81.5335689045936" calcext:value-type="float">
            <text:p>81.5335689045936</text:p>
          </table:table-cell>
          <table:table-cell table:number-columns-repeated="2"/>
          <table:table-cell office:value-type="float" office:value="91.3374558303887" calcext:value-type="float">
            <text:p>91.3374558303887</text:p>
          </table:table-cell>
          <table:table-cell table:number-columns-repeated="2"/>
          <table:table-cell office:value-type="float" office:value="80.1201413427562" calcext:value-type="float">
            <text:p>80.1201413427562</text:p>
          </table:table-cell>
          <table:table-cell/>
        </table:table-row>
        <table:table-row table:style-name="ro1">
          <table:table-cell office:value-type="string" calcext:value-type="string">
            <text:p>gpt-4o-mini Politician</text:p>
          </table:table-cell>
          <table:table-cell office:value-type="float" office:value="82.4134275618375" calcext:value-type="float">
            <text:p>82.4134275618375</text:p>
          </table:table-cell>
          <table:table-cell office:value-type="float" office:value="89.4363957597173" calcext:value-type="float">
            <text:p>89.4363957597173</text:p>
          </table:table-cell>
          <table:table-cell office:value-type="float" office:value="89.5088339222615" calcext:value-type="float">
            <text:p>89.5088339222615</text:p>
          </table:table-cell>
          <table:table-cell office:value-type="float" office:value="89.2685512367491" calcext:value-type="float">
            <text:p>89.2685512367491</text:p>
          </table:table-cell>
          <table:table-cell office:value-type="float" office:value="89.4469964664311" calcext:value-type="float">
            <text:p>89.4469964664311</text:p>
          </table:table-cell>
          <table:table-cell office:value-type="float" office:value="79.6413427561838" calcext:value-type="float">
            <text:p>79.6413427561838</text:p>
          </table:table-cell>
          <table:table-cell table:formula="of:=AVERAGE([.B16:.G16])" office:value-type="float" office:value="86.61925795053" calcext:value-type="float">
            <text:p>86.61925795053</text:p>
          </table:table-cell>
          <table:table-cell table:formula="of:=AVERAGE([.F16:.G16])" office:value-type="float" office:value="84.5441696113074" calcext:value-type="float">
            <text:p>84.5441696113074</text:p>
          </table:table-cell>
          <table:table-cell table:number-columns-repeated="2"/>
          <table:table-cell office:value-type="float" office:value="89.4469964664311" calcext:value-type="float">
            <text:p>89.4469964664311</text:p>
          </table:table-cell>
          <table:table-cell table:number-columns-repeated="3"/>
          <table:table-cell office:value-type="float" office:value="79.6413427561838" calcext:value-type="float">
            <text:p>79.6413427561838</text:p>
          </table:table-cell>
          <table:table-cell/>
          <table:table-cell office:value-type="float" office:value="89.4469964664311" calcext:value-type="float">
            <text:p>89.4469964664311</text:p>
          </table:table-cell>
          <table:table-cell table:number-columns-repeated="3"/>
          <table:table-cell office:value-type="float" office:value="82.4134275618375" calcext:value-type="float">
            <text:p>82.4134275618375</text:p>
          </table:table-cell>
        </table:table-row>
        <table:table-row table:style-name="ro1">
          <table:table-cell office:value-type="string" calcext:value-type="string">
            <text:p>gpt-4o-mini Atheist</text:p>
          </table:table-cell>
          <table:table-cell office:value-type="float" office:value="82.8886925795053" calcext:value-type="float">
            <text:p>82.8886925795053</text:p>
          </table:table-cell>
          <table:table-cell office:value-type="float" office:value="90.7508833922261" calcext:value-type="float">
            <text:p>90.7508833922261</text:p>
          </table:table-cell>
          <table:table-cell office:value-type="float" office:value="90.5724381625442" calcext:value-type="float">
            <text:p>90.5724381625442</text:p>
          </table:table-cell>
          <table:table-cell office:value-type="float" office:value="90.8127208480565" calcext:value-type="float">
            <text:p>90.8127208480565</text:p>
          </table:table-cell>
          <table:table-cell office:value-type="float" office:value="90.5530035335689" calcext:value-type="float">
            <text:p>90.5530035335689</text:p>
          </table:table-cell>
          <table:table-cell office:value-type="float" office:value="81.2897526501767" calcext:value-type="float">
            <text:p>81.2897526501767</text:p>
          </table:table-cell>
          <table:table-cell table:formula="of:=AVERAGE([.B17:.G17])" office:value-type="float" office:value="87.8112485276796" calcext:value-type="float">
            <text:p>87.8112485276796</text:p>
          </table:table-cell>
          <table:table-cell table:formula="of:=AVERAGE([.F17:.G17])" office:value-type="float" office:value="85.9213780918728" calcext:value-type="float">
            <text:p>85.9213780918728</text:p>
          </table:table-cell>
          <table:table-cell table:number-columns-repeated="2"/>
          <table:table-cell office:value-type="float" office:value="90.5530035335689" calcext:value-type="float">
            <text:p>90.5530035335689</text:p>
          </table:table-cell>
          <table:table-cell office:value-type="float" office:value="81.2897526501767" calcext:value-type="float">
            <text:p>81.2897526501767</text:p>
          </table:table-cell>
          <table:table-cell table:number-columns-repeated="4"/>
          <table:table-cell office:value-type="float" office:value="90.5530035335689" calcext:value-type="float">
            <text:p>90.5530035335689</text:p>
          </table:table-cell>
          <table:table-cell office:value-type="float" office:value="82.8886925795053" calcext:value-type="float">
            <text:p>82.8886925795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PT 3.5 Bible Translator</text:p>
          </table:table-cell>
          <table:table-cell office:value-type="float" office:value="83.6007067137809" calcext:value-type="float">
            <text:p>83.6007067137809</text:p>
          </table:table-cell>
          <table:table-cell office:value-type="float" office:value="91.839222614841" calcext:value-type="float">
            <text:p>91.839222614841</text:p>
          </table:table-cell>
          <table:table-cell office:value-type="float" office:value="91.8621908127209" calcext:value-type="float">
            <text:p>91.8621908127209</text:p>
          </table:table-cell>
          <table:table-cell office:value-type="float" office:value="91.8515901060071" calcext:value-type="float">
            <text:p>91.8515901060071</text:p>
          </table:table-cell>
          <table:table-cell office:value-type="float" office:value="91.7685512367491" calcext:value-type="float">
            <text:p>91.7685512367491</text:p>
          </table:table-cell>
          <table:table-cell office:value-type="float" office:value="85.0936395759717" calcext:value-type="float">
            <text:p>85.0936395759717</text:p>
          </table:table-cell>
          <table:table-cell table:formula="of:=AVERAGE([.B18:.G18])" office:value-type="float" office:value="89.3359835100118" calcext:value-type="float">
            <text:p>89.3359835100118</text:p>
          </table:table-cell>
          <table:table-cell table:formula="of:=AVERAGE([.F18:.G18])" office:value-type="float" office:value="88.4310954063604" calcext:value-type="float">
            <text:p>88.4310954063604</text:p>
          </table:table-cell>
          <table:table-cell table:number-columns-repeated="2"/>
          <table:table-cell office:value-type="float" office:value="91.7685512367491" calcext:value-type="float">
            <text:p>91.7685512367491</text:p>
          </table:table-cell>
          <table:table-cell table:number-columns-repeated="2"/>
          <table:table-cell office:value-type="float" office:value="85.0936395759717" calcext:value-type="float">
            <text:p>85.0936395759717</text:p>
          </table:table-cell>
          <table:table-cell table:number-columns-repeated="2"/>
          <table:table-cell office:value-type="float" office:value="91.7685512367491" calcext:value-type="float">
            <text:p>91.7685512367491</text:p>
          </table:table-cell>
          <table:table-cell table:number-columns-repeated="2"/>
          <table:table-cell office:value-type="float" office:value="83.6007067137809" calcext:value-type="float">
            <text:p>83.6007067137809</text:p>
          </table:table-cell>
          <table:table-cell/>
        </table:table-row>
        <table:table-row table:style-name="ro1">
          <table:table-cell office:value-type="string" calcext:value-type="string">
            <text:p>mistral Bible Translator</text:p>
          </table:table-cell>
          <table:table-cell office:value-type="float" office:value="83.7296819787986" calcext:value-type="float">
            <text:p>83.7296819787986</text:p>
          </table:table-cell>
          <table:table-cell office:value-type="float" office:value="91.3109540636042" calcext:value-type="float">
            <text:p>91.3109540636042</text:p>
          </table:table-cell>
          <table:table-cell office:value-type="float" office:value="91.547703180212" calcext:value-type="float">
            <text:p>91.547703180212</text:p>
          </table:table-cell>
          <table:table-cell office:value-type="float" office:value="91.5141342756184" calcext:value-type="float">
            <text:p>91.5141342756184</text:p>
          </table:table-cell>
          <table:table-cell office:value-type="float" office:value="91.660777385159" calcext:value-type="float">
            <text:p>91.660777385159</text:p>
          </table:table-cell>
          <table:table-cell office:value-type="float" office:value="84.8321554770318" calcext:value-type="float">
            <text:p>84.8321554770318</text:p>
          </table:table-cell>
          <table:table-cell table:formula="of:=AVERAGE([.B19:.G19])" office:value-type="float" office:value="89.099234393404" calcext:value-type="float">
            <text:p>89.099234393404</text:p>
          </table:table-cell>
          <table:table-cell table:formula="of:=AVERAGE([.F19:.G19])" office:value-type="float" office:value="88.2464664310954" calcext:value-type="float">
            <text:p>88.2464664310954</text:p>
          </table:table-cell>
          <table:table-cell table:number-columns-repeated="2"/>
          <table:table-cell office:value-type="float" office:value="91.660777385159" calcext:value-type="float">
            <text:p>91.660777385159</text:p>
          </table:table-cell>
          <table:table-cell table:number-columns-repeated="2"/>
          <table:table-cell office:value-type="float" office:value="84.8321554770318" calcext:value-type="float">
            <text:p>84.8321554770318</text:p>
          </table:table-cell>
          <table:table-cell table:number-columns-repeated="2"/>
          <table:table-cell office:value-type="float" office:value="91.660777385159" calcext:value-type="float">
            <text:p>91.660777385159</text:p>
          </table:table-cell>
          <table:table-cell table:number-columns-repeated="2"/>
          <table:table-cell office:value-type="float" office:value="83.7296819787986" calcext:value-type="float">
            <text:p>83.7296819787986</text:p>
          </table:table-cell>
          <table:table-cell/>
        </table:table-row>
        <table:table-row table:style-name="ro1">
          <table:table-cell office:value-type="string" calcext:value-type="string">
            <text:p>gpt-4o-mini Bible Translator</text:p>
          </table:table-cell>
          <table:table-cell office:value-type="float" office:value="86.3003533568905" calcext:value-type="float">
            <text:p>86.3003533568905</text:p>
          </table:table-cell>
          <table:table-cell office:value-type="float" office:value="93.0441696113074" calcext:value-type="float">
            <text:p>93.0441696113074</text:p>
          </table:table-cell>
          <table:table-cell office:value-type="float" office:value="93.0812720848057" calcext:value-type="float">
            <text:p>93.0812720848057</text:p>
          </table:table-cell>
          <table:table-cell office:value-type="float" office:value="93.0848056537103" calcext:value-type="float">
            <text:p>93.0848056537103</text:p>
          </table:table-cell>
          <table:table-cell office:value-type="float" office:value="93.1713780918728" calcext:value-type="float">
            <text:p>93.1713780918728</text:p>
          </table:table-cell>
          <table:table-cell office:value-type="float" office:value="86.1660777385159" calcext:value-type="float">
            <text:p>86.1660777385159</text:p>
          </table:table-cell>
          <table:table-cell table:formula="of:=AVERAGE([.B20:.G20])" office:value-type="float" office:value="90.8080094228504" calcext:value-type="float">
            <text:p>90.8080094228504</text:p>
          </table:table-cell>
          <table:table-cell table:formula="of:=AVERAGE([.F20:.G20])" office:value-type="float" office:value="89.6687279151944" calcext:value-type="float">
            <text:p>89.6687279151944</text:p>
          </table:table-cell>
          <table:table-cell table:number-columns-repeated="2"/>
          <table:table-cell office:value-type="float" office:value="93.1713780918728" calcext:value-type="float">
            <text:p>93.1713780918728</text:p>
          </table:table-cell>
          <table:table-cell table:number-columns-repeated="2"/>
          <table:table-cell office:value-type="float" office:value="86.1660777385159" calcext:value-type="float">
            <text:p>86.1660777385159</text:p>
          </table:table-cell>
          <table:table-cell table:number-columns-repeated="2"/>
          <table:table-cell office:value-type="float" office:value="93.1713780918728" calcext:value-type="float">
            <text:p>93.1713780918728</text:p>
          </table:table-cell>
          <table:table-cell table:number-columns-repeated="2"/>
          <table:table-cell office:value-type="float" office:value="86.3003533568905" calcext:value-type="float">
            <text:p>86.3003533568905</text:p>
          </table:table-cell>
          <table:table-cell/>
        </table:table-row>
        <table:table-row table:style-name="ro1">
          <table:table-cell office:value-type="string" calcext:value-type="string">
            <text:p>llama Bible Translator</text:p>
          </table:table-cell>
          <table:table-cell office:value-type="float" office:value="88.0388692579505" calcext:value-type="float">
            <text:p>88.0388692579505</text:p>
          </table:table-cell>
          <table:table-cell office:value-type="float" office:value="92.3992932862191" calcext:value-type="float">
            <text:p>92.3992932862191</text:p>
          </table:table-cell>
          <table:table-cell office:value-type="float" office:value="92.3957597173145" calcext:value-type="float">
            <text:p>92.3957597173145</text:p>
          </table:table-cell>
          <table:table-cell office:value-type="float" office:value="92.4575971731449" calcext:value-type="float">
            <text:p>92.4575971731449</text:p>
          </table:table-cell>
          <table:table-cell office:value-type="float" office:value="92.3727915194346" calcext:value-type="float">
            <text:p>92.3727915194346</text:p>
          </table:table-cell>
          <table:table-cell office:value-type="float" office:value="84.4611307420495" calcext:value-type="float">
            <text:p>84.4611307420495</text:p>
          </table:table-cell>
          <table:table-cell table:formula="of:=AVERAGE([.B21:.G21])" office:value-type="float" office:value="90.3542402826855" calcext:value-type="float">
            <text:p>90.3542402826855</text:p>
          </table:table-cell>
          <table:table-cell table:formula="of:=AVERAGE([.F21:.G21])" office:value-type="float" office:value="88.4169611307421" calcext:value-type="float">
            <text:p>88.4169611307421</text:p>
          </table:table-cell>
          <table:table-cell table:number-columns-repeated="2"/>
          <table:table-cell office:value-type="float" office:value="92.3727915194346" calcext:value-type="float">
            <text:p>92.3727915194346</text:p>
          </table:table-cell>
          <table:table-cell table:number-columns-repeated="2"/>
          <table:table-cell office:value-type="float" office:value="84.4611307420495" calcext:value-type="float">
            <text:p>84.4611307420495</text:p>
          </table:table-cell>
          <table:table-cell table:number-columns-repeated="2"/>
          <table:table-cell office:value-type="float" office:value="92.3727915194346" calcext:value-type="float">
            <text:p>92.3727915194346</text:p>
          </table:table-cell>
          <table:table-cell table:number-columns-repeated="2"/>
          <table:table-cell office:value-type="float" office:value="88.0388692579505" calcext:value-type="float">
            <text:p>88.0388692579505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1])" office:value-type="float" office:value="79.0555653710247" calcext:value-type="float">
            <text:p>79.0555653710247</text:p>
          </table:table-cell>
          <table:table-cell table:formula="of:=AVERAGE([.C2:.C21])" office:value-type="float" office:value="84.4703180212014" calcext:value-type="float">
            <text:p>84.4703180212014</text:p>
          </table:table-cell>
          <table:table-cell table:formula="of:=AVERAGE([.D2:.D21])" office:value-type="float" office:value="84.5864840989399" calcext:value-type="float">
            <text:p>84.5864840989399</text:p>
          </table:table-cell>
          <table:table-cell table:formula="of:=AVERAGE([.E2:.E21])" office:value-type="float" office:value="84.4274734982332" calcext:value-type="float">
            <text:p>84.4274734982332</text:p>
          </table:table-cell>
          <table:table-cell table:formula="of:=AVERAGE([.F2:.F21])" office:value-type="float" office:value="84.4891342756184" calcext:value-type="float">
            <text:p>84.4891342756184</text:p>
          </table:table-cell>
          <table:table-cell table:formula="of:=AVERAGE([.G2:.G21])" office:value-type="float" office:value="69.7628975265018" calcext:value-type="float">
            <text:p>69.7628975265018</text:p>
          </table:table-cell>
          <table:table-cell table:formula="of:=AVERAGE([.H2:.H21])" office:value-type="float" office:value="81.1319787985866" calcext:value-type="float">
            <text:p>81.1319787985866</text:p>
          </table:table-cell>
          <table:table-cell table:formula="of:=AVERAGE([.I2:.I21])" office:value-type="float" office:value="77.1260159010601" calcext:value-type="float">
            <text:p>77.1260159010601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answerers_vs_graders.A1:answerers_vs_graders.I2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08:23:32.774000020</dc:date>
    <meta:editing-duration>P3DT23H27M7S</meta:editing-duration>
    <meta:editing-cycles>2</meta:editing-cycles>
    <meta:generator>LibreOffice/24.2.5.2$Linux_X86_64 LibreOffice_project/d6e8b0f3fc6e8af2b00cf4969fd0d2fa45b9a62e</meta:generator>
    <meta:document-statistic meta:table-count="1" meta:cell-count="28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4.94cm" svg:height="13.899cm" xlink:href=".." xlink:type="simple" chart:class="chart:line" chart:style-name="ch1">
        <chart:legend chart:legend-position="end" svg:x="29.23cm" svg:y="5.156cm" style:legend-expansion="high" chart:style-name="ch2"/>
        <chart:plot-area chart:style-name="ch3" table:cell-range-address="answerers_vs_graders.A1:answerers_vs_graders.G21 answerers_vs_graders.I1:answerers_vs_graders.I21" chart:data-source-has-labels="both" svg:x="0.698cm" svg:y="0.277cm" svg:width="27.834cm" svg:height="13.345cm">
          <chart:coordinate-region svg:x="2.43cm" svg:y="0.476cm" svg:width="25.962cm" svg:height="9.64cm"/>
          <chart:axis chart:dimension="x" chart:name="primary-x" chart:style-name="ch4" chartooo:axis-type="auto">
            <chartooo:date-scale/>
            <chart:categories table:cell-range-address="answerers_vs_graders.A2:answerers_vs_graders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swerers_vs_graders.C2:answerers_vs_graders.C21" chart:label-cell-address="answerers_vs_graders.C1:answerers_vs_graders.C1" chart:class="chart:line">
            <chart:data-point chart:repeated="20"/>
          </chart:series>
          <chart:series chart:style-name="ch7" chart:values-cell-range-address="answerers_vs_graders.D2:answerers_vs_graders.D21" chart:label-cell-address="answerers_vs_graders.D1:answerers_vs_graders.D1" chart:class="chart:line">
            <chart:data-point chart:repeated="20"/>
          </chart:series>
          <chart:series chart:style-name="ch8" chart:values-cell-range-address="answerers_vs_graders.E2:answerers_vs_graders.E21" chart:label-cell-address="answerers_vs_graders.E1:answerers_vs_graders.E1" chart:class="chart:line">
            <chart:data-point chart:repeated="20"/>
          </chart:series>
          <chart:series chart:style-name="ch9" chart:values-cell-range-address="answerers_vs_graders.F2:answerers_vs_graders.F21" chart:label-cell-address="answerers_vs_graders.F1:answerers_vs_graders.F1" chart:class="chart:line">
            <chart:data-point chart:repeated="20"/>
          </chart:series>
          <chart:series chart:style-name="ch10" chart:values-cell-range-address="answerers_vs_graders.B2:answerers_vs_graders.B21" chart:label-cell-address="answerers_vs_graders.B1:answerers_vs_graders.B1" chart:class="chart:line">
            <chart:data-point chart:repeated="20"/>
          </chart:series>
          <chart:series chart:style-name="ch11" chart:values-cell-range-address="answerers_vs_graders.G2:answerers_vs_graders.G21" chart:label-cell-address="answerers_vs_graders.G1:answerers_vs_graders.G1" chart:class="chart:line">
            <chart:data-point chart:repeated="20"/>
          </chart:series>
          <chart:series chart:style-name="ch12" chart:values-cell-range-address="answerers_vs_graders.I2:answerers_vs_graders.I21" chart:label-cell-address="answerers_vs_graders.I1:answerers_vs_graders.I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ai_gpt-3.5-turbo_1</text:p>
                <draw:g>
                  <svg:desc>answerers_vs_graders.C1:answerers_vs_graders.C1</svg:desc>
                </draw:g>
              </table:table-cell>
              <table:table-cell office:value-type="string">
                <text:p>openai_gpt-3.5-turbo_2</text:p>
                <draw:g>
                  <svg:desc>answerers_vs_graders.D1:answerers_vs_graders.D1</svg:desc>
                </draw:g>
              </table:table-cell>
              <table:table-cell office:value-type="string">
                <text:p>openai_gpt-4o-mini_1</text:p>
                <draw:g>
                  <svg:desc>answerers_vs_graders.E1:answerers_vs_graders.E1</svg:desc>
                </draw:g>
              </table:table-cell>
              <table:table-cell office:value-type="string">
                <text:p>openai_gpt-4o-mini_2</text:p>
                <draw:g>
                  <svg:desc>answerers_vs_graders.F1:answerers_vs_graders.F1</svg:desc>
                </draw:g>
              </table:table-cell>
              <table:table-cell office:value-type="string">
                <text:p>ollama_llama3</text:p>
                <draw:g>
                  <svg:desc>answerers_vs_graders.B1:answerers_vs_graders.B1</svg:desc>
                </draw:g>
              </table:table-cell>
              <table:table-cell office:value-type="string">
                <text:p>gpt-4o-mini_student_teacher</text:p>
                <draw:g>
                  <svg:desc>answerers_vs_graders.G1:answerers_vs_graders.G1</svg:desc>
                </draw:g>
              </table:table-cell>
              <table:table-cell office:value-type="string">
                <text:p>lamma_and_one_other_avg</text:p>
                <draw:g>
                  <svg:desc>answerers_vs_graders.I1:answerers_vs_grader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a atheist</text:p>
                <draw:g>
                  <svg:desc>answerers_vs_graders.A2:answerers_vs_graders.A21</svg:desc>
                </draw:g>
              </table:table-cell>
              <table:table-cell office:value-type="float" office:value="74.5689045936396">
                <text:p>74.5689045936396</text:p>
                <draw:g>
                  <svg:desc>answerers_vs_graders.C2:answerers_vs_graders.C21</svg:desc>
                </draw:g>
              </table:table-cell>
              <table:table-cell office:value-type="float" office:value="74.5671378091873">
                <text:p>74.5671378091873</text:p>
                <draw:g>
                  <svg:desc>answerers_vs_graders.D2:answerers_vs_graders.D21</svg:desc>
                </draw:g>
              </table:table-cell>
              <table:table-cell office:value-type="float" office:value="75.1537102473498">
                <text:p>75.1537102473498</text:p>
                <draw:g>
                  <svg:desc>answerers_vs_graders.E2:answerers_vs_graders.E21</svg:desc>
                </draw:g>
              </table:table-cell>
              <table:table-cell office:value-type="float" office:value="75.1731448763251">
                <text:p>75.1731448763251</text:p>
                <draw:g>
                  <svg:desc>answerers_vs_graders.F2:answerers_vs_graders.F21</svg:desc>
                </draw:g>
              </table:table-cell>
              <table:table-cell office:value-type="float" office:value="68.1872791519435">
                <text:p>68.1872791519435</text:p>
                <draw:g>
                  <svg:desc>answerers_vs_graders.B2:answerers_vs_graders.B21</svg:desc>
                </draw:g>
              </table:table-cell>
              <table:table-cell office:value-type="float" office:value="56.5724381625442">
                <text:p>56.5724381625442</text:p>
                <draw:g>
                  <svg:desc>answerers_vs_graders.G2:answerers_vs_graders.G21</svg:desc>
                </draw:g>
              </table:table-cell>
              <table:table-cell office:value-type="float" office:value="65.8727915194346">
                <text:p>65.8727915194346</text:p>
                <draw:g>
                  <svg:desc>answerers_vs_graders.I2:answerers_vs_graders.I21</svg:desc>
                </draw:g>
              </table:table-cell>
            </table:table-row>
            <table:table-row>
              <table:table-cell office:value-type="string">
                <text:p>gemma Imam</text:p>
              </table:table-cell>
              <table:table-cell office:value-type="float" office:value="77.4363957597173">
                <text:p>77.4363957597173</text:p>
              </table:table-cell>
              <table:table-cell office:value-type="float" office:value="76.8286219081272">
                <text:p>76.8286219081272</text:p>
              </table:table-cell>
              <table:table-cell office:value-type="float" office:value="76.8339222614841">
                <text:p>76.8339222614841</text:p>
              </table:table-cell>
              <table:table-cell office:value-type="float" office:value="76.5883392226148">
                <text:p>76.5883392226148</text:p>
              </table:table-cell>
              <table:table-cell office:value-type="float" office:value="67.1448763250883">
                <text:p>67.1448763250883</text:p>
              </table:table-cell>
              <table:table-cell office:value-type="float" office:value="51.2632508833922">
                <text:p>51.2632508833922</text:p>
              </table:table-cell>
              <table:table-cell office:value-type="float" office:value="63.9257950530035">
                <text:p>63.9257950530035</text:p>
              </table:table-cell>
            </table:table-row>
            <table:table-row>
              <table:table-cell office:value-type="string">
                <text:p>llama atheist</text:p>
              </table:table-cell>
              <table:table-cell office:value-type="float" office:value="71.8162544169611">
                <text:p>71.8162544169611</text:p>
              </table:table-cell>
              <table:table-cell office:value-type="float" office:value="73.0406360424028">
                <text:p>73.0406360424028</text:p>
              </table:table-cell>
              <table:table-cell office:value-type="float" office:value="71.7385159010601">
                <text:p>71.7385159010601</text:p>
              </table:table-cell>
              <table:table-cell office:value-type="float" office:value="72.1855123674912">
                <text:p>72.1855123674912</text:p>
              </table:table-cell>
              <table:table-cell office:value-type="float" office:value="78.3498233215548">
                <text:p>78.3498233215548</text:p>
              </table:table-cell>
              <table:table-cell office:value-type="float" office:value="57.4646643109541">
                <text:p>57.4646643109541</text:p>
              </table:table-cell>
              <table:table-cell office:value-type="float" office:value="64.8250883392226">
                <text:p>64.8250883392226</text:p>
              </table:table-cell>
            </table:table-row>
            <table:table-row>
              <table:table-cell office:value-type="string">
                <text:p>gemma Politician</text:p>
              </table:table-cell>
              <table:table-cell office:value-type="float" office:value="82.6024734982332">
                <text:p>82.6024734982332</text:p>
              </table:table-cell>
              <table:table-cell office:value-type="float" office:value="82.7491166077739">
                <text:p>82.7491166077739</text:p>
              </table:table-cell>
              <table:table-cell office:value-type="float" office:value="82.0724381625442">
                <text:p>82.0724381625442</text:p>
              </table:table-cell>
              <table:table-cell office:value-type="float" office:value="82.3957597173145">
                <text:p>82.3957597173145</text:p>
              </table:table-cell>
              <table:table-cell office:value-type="float" office:value="70.1448763250883">
                <text:p>70.1448763250883</text:p>
              </table:table-cell>
              <table:table-cell office:value-type="float" office:value="51.5812720848057">
                <text:p>51.5812720848057</text:p>
              </table:table-cell>
              <table:table-cell office:value-type="float" office:value="66.9885159010601">
                <text:p>66.9885159010601</text:p>
              </table:table-cell>
            </table:table-row>
            <table:table-row>
              <table:table-cell office:value-type="string">
                <text:p>GPT 3.5 Imam</text:p>
              </table:table-cell>
              <table:table-cell office:value-type="float" office:value="79.6625441696113">
                <text:p>79.6625441696113</text:p>
              </table:table-cell>
              <table:table-cell office:value-type="float" office:value="80.2137809187279">
                <text:p>80.2137809187279</text:p>
              </table:table-cell>
              <table:table-cell office:value-type="float" office:value="79.226148409894">
                <text:p>79.226148409894</text:p>
              </table:table-cell>
              <table:table-cell office:value-type="float" office:value="80">
                <text:p>80</text:p>
              </table:table-cell>
              <table:table-cell office:value-type="float" office:value="74.3250883392226">
                <text:p>74.3250883392226</text:p>
              </table:table-cell>
              <table:table-cell office:value-type="float" office:value="58.7014134275618">
                <text:p>58.7014134275618</text:p>
              </table:table-cell>
              <table:table-cell office:value-type="float" office:value="69.3507067137809">
                <text:p>69.3507067137809</text:p>
              </table:table-cell>
            </table:table-row>
            <table:table-row>
              <table:table-cell office:value-type="string">
                <text:p>llama Imam</text:p>
              </table:table-cell>
              <table:table-cell office:value-type="float" office:value="77.9558303886926">
                <text:p>77.9558303886926</text:p>
              </table:table-cell>
              <table:table-cell office:value-type="float" office:value="78.5318021201413">
                <text:p>78.5318021201413</text:p>
              </table:table-cell>
              <table:table-cell office:value-type="float" office:value="78.5247349823322">
                <text:p>78.5247349823322</text:p>
              </table:table-cell>
              <table:table-cell office:value-type="float" office:value="77.821554770318">
                <text:p>77.821554770318</text:p>
              </table:table-cell>
              <table:table-cell office:value-type="float" office:value="79.4929328621908">
                <text:p>79.4929328621908</text:p>
              </table:table-cell>
              <table:table-cell office:value-type="float" office:value="55.5742049469965">
                <text:p>55.5742049469965</text:p>
              </table:table-cell>
              <table:table-cell office:value-type="float" office:value="66.6978798586573">
                <text:p>66.6978798586573</text:p>
              </table:table-cell>
            </table:table-row>
            <table:table-row>
              <table:table-cell office:value-type="string">
                <text:p>mistral Imam</text:p>
              </table:table-cell>
              <table:table-cell office:value-type="float" office:value="81.2650176678445">
                <text:p>81.2650176678445</text:p>
              </table:table-cell>
              <table:table-cell office:value-type="float" office:value="80.2950530035336">
                <text:p>80.2950530035336</text:p>
              </table:table-cell>
              <table:table-cell office:value-type="float" office:value="80.7650176678445">
                <text:p>80.7650176678445</text:p>
              </table:table-cell>
              <table:table-cell office:value-type="float" office:value="81.2597173144876">
                <text:p>81.2597173144876</text:p>
              </table:table-cell>
              <table:table-cell office:value-type="float" office:value="76.4116607773852">
                <text:p>76.4116607773852</text:p>
              </table:table-cell>
              <table:table-cell office:value-type="float" office:value="61.8462897526502">
                <text:p>61.8462897526502</text:p>
              </table:table-cell>
              <table:table-cell office:value-type="float" office:value="71.5530035335689">
                <text:p>71.5530035335689</text:p>
              </table:table-cell>
            </table:table-row>
            <table:table-row>
              <table:table-cell office:value-type="string">
                <text:p>GPT 3.5 Atheist</text:p>
              </table:table-cell>
              <table:table-cell office:value-type="float" office:value="81.6254416961131">
                <text:p>81.6254416961131</text:p>
              </table:table-cell>
              <table:table-cell office:value-type="float" office:value="82.0795053003534">
                <text:p>82.0795053003534</text:p>
              </table:table-cell>
              <table:table-cell office:value-type="float" office:value="82.1925795053004">
                <text:p>82.1925795053004</text:p>
              </table:table-cell>
              <table:table-cell office:value-type="float" office:value="82.1872791519435">
                <text:p>82.1872791519435</text:p>
              </table:table-cell>
              <table:table-cell office:value-type="float" office:value="78.2667844522968">
                <text:p>78.2667844522968</text:p>
              </table:table-cell>
              <table:table-cell office:value-type="float" office:value="72.1819787985866">
                <text:p>72.1819787985866</text:p>
              </table:table-cell>
              <table:table-cell office:value-type="float" office:value="77.184628975265">
                <text:p>77.184628975265</text:p>
              </table:table-cell>
            </table:table-row>
            <table:table-row>
              <table:table-cell office:value-type="string">
                <text:p>llama Politician</text:p>
              </table:table-cell>
              <table:table-cell office:value-type="float" office:value="78.7349823321555">
                <text:p>78.7349823321555</text:p>
              </table:table-cell>
              <table:table-cell office:value-type="float" office:value="78.9893992932862">
                <text:p>78.9893992932862</text:p>
              </table:table-cell>
              <table:table-cell office:value-type="float" office:value="78.0883392226148">
                <text:p>78.0883392226148</text:p>
              </table:table-cell>
              <table:table-cell office:value-type="float" office:value="78.4593639575972">
                <text:p>78.4593639575972</text:p>
              </table:table-cell>
              <table:table-cell office:value-type="float" office:value="82.178445229682">
                <text:p>82.178445229682</text:p>
              </table:table-cell>
              <table:table-cell office:value-type="float" office:value="61.4752650176678">
                <text:p>61.4752650176678</text:p>
              </table:table-cell>
              <table:table-cell office:value-type="float" office:value="69.9673144876325">
                <text:p>69.9673144876325</text:p>
              </table:table-cell>
            </table:table-row>
            <table:table-row>
              <table:table-cell office:value-type="string">
                <text:p>GPT 3.5 Politician</text:p>
              </table:table-cell>
              <table:table-cell office:value-type="float" office:value="85.0971731448763">
                <text:p>85.0971731448763</text:p>
              </table:table-cell>
              <table:table-cell office:value-type="float" office:value="84.791519434629">
                <text:p>84.791519434629</text:p>
              </table:table-cell>
              <table:table-cell office:value-type="float" office:value="85.0724381625442">
                <text:p>85.0724381625442</text:p>
              </table:table-cell>
              <table:table-cell office:value-type="float" office:value="85.1448763250883">
                <text:p>85.1448763250883</text:p>
              </table:table-cell>
              <table:table-cell office:value-type="float" office:value="76.7826855123675">
                <text:p>76.7826855123675</text:p>
              </table:table-cell>
              <table:table-cell office:value-type="float" office:value="68.0742049469965">
                <text:p>68.0742049469965</text:p>
              </table:table-cell>
              <table:table-cell office:value-type="float" office:value="76.6095406360424">
                <text:p>76.6095406360424</text:p>
              </table:table-cell>
            </table:table-row>
            <table:table-row>
              <table:table-cell office:value-type="string">
                <text:p>gpt-4o-mini Imam</text:p>
              </table:table-cell>
              <table:table-cell office:value-type="float" office:value="85.9611307420495">
                <text:p>85.9611307420495</text:p>
              </table:table-cell>
              <table:table-cell office:value-type="float" office:value="86.1749116607774">
                <text:p>86.1749116607774</text:p>
              </table:table-cell>
              <table:table-cell office:value-type="float" office:value="85.773851590106">
                <text:p>85.773851590106</text:p>
              </table:table-cell>
              <table:table-cell office:value-type="float" office:value="85.6148409893993">
                <text:p>85.6148409893993</text:p>
              </table:table-cell>
              <table:table-cell office:value-type="float" office:value="80.9558303886926">
                <text:p>80.9558303886926</text:p>
              </table:table-cell>
              <table:table-cell office:value-type="float" office:value="69.9858657243816">
                <text:p>69.9858657243816</text:p>
              </table:table-cell>
              <table:table-cell office:value-type="float" office:value="77.8003533568905">
                <text:p>77.8003533568905</text:p>
              </table:table-cell>
            </table:table-row>
            <table:table-row>
              <table:table-cell office:value-type="string">
                <text:p>mistral atheist</text:p>
              </table:table-cell>
              <table:table-cell office:value-type="float" office:value="86.3109540636042">
                <text:p>86.3109540636042</text:p>
              </table:table-cell>
              <table:table-cell office:value-type="float" office:value="86.5265017667845">
                <text:p>86.5265017667845</text:p>
              </table:table-cell>
              <table:table-cell office:value-type="float" office:value="86.3233215547703">
                <text:p>86.3233215547703</text:p>
              </table:table-cell>
              <table:table-cell office:value-type="float" office:value="86.3427561837456">
                <text:p>86.3427561837456</text:p>
              </table:table-cell>
              <table:table-cell office:value-type="float" office:value="80.4505300353357">
                <text:p>80.4505300353357</text:p>
              </table:table-cell>
              <table:table-cell office:value-type="float" office:value="75.9452296819788">
                <text:p>75.9452296819788</text:p>
              </table:table-cell>
              <table:table-cell office:value-type="float" office:value="81.1439929328622">
                <text:p>81.1439929328622</text:p>
              </table:table-cell>
            </table:table-row>
            <table:table-row>
              <table:table-cell office:value-type="string">
                <text:p>mistral Politician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4434628975265">
                <text:p>86.4434628975265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2985865724382">
                <text:p>86.2985865724382</text:p>
              </table:table-cell>
              <table:table-cell office:value-type="float" office:value="81.3286219081272">
                <text:p>81.3286219081272</text:p>
              </table:table-cell>
              <table:table-cell office:value-type="float" office:value="71.5742049469965">
                <text:p>71.5742049469965</text:p>
              </table:table-cell>
              <table:table-cell office:value-type="float" office:value="78.9363957597173">
                <text:p>78.9363957597173</text:p>
              </table:table-cell>
            </table:table-row>
            <table:table-row>
              <table:table-cell office:value-type="string">
                <text:p>gemma Bible Translator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300353356891">
                <text:p>91.5300353356891</text:p>
              </table:table-cell>
              <table:table-cell office:value-type="float" office:value="91.517667844523">
                <text:p>91.517667844523</text:p>
              </table:table-cell>
              <table:table-cell office:value-type="float" office:value="91.3374558303887">
                <text:p>91.3374558303887</text:p>
              </table:table-cell>
              <table:table-cell office:value-type="float" office:value="80.1201413427562">
                <text:p>80.1201413427562</text:p>
              </table:table-cell>
              <table:table-cell office:value-type="float" office:value="81.5335689045936">
                <text:p>81.5335689045936</text:p>
              </table:table-cell>
              <table:table-cell office:value-type="float" office:value="86.4355123674912">
                <text:p>86.4355123674912</text:p>
              </table:table-cell>
            </table:table-row>
            <table:table-row>
              <table:table-cell office:value-type="string">
                <text:p>gpt-4o-mini Politician</text:p>
              </table:table-cell>
              <table:table-cell office:value-type="float" office:value="89.4363957597173">
                <text:p>89.4363957597173</text:p>
              </table:table-cell>
              <table:table-cell office:value-type="float" office:value="89.5088339222615">
                <text:p>89.5088339222615</text:p>
              </table:table-cell>
              <table:table-cell office:value-type="float" office:value="89.2685512367491">
                <text:p>89.2685512367491</text:p>
              </table:table-cell>
              <table:table-cell office:value-type="float" office:value="89.4469964664311">
                <text:p>89.4469964664311</text:p>
              </table:table-cell>
              <table:table-cell office:value-type="float" office:value="82.4134275618375">
                <text:p>82.4134275618375</text:p>
              </table:table-cell>
              <table:table-cell office:value-type="float" office:value="79.6413427561838">
                <text:p>79.6413427561838</text:p>
              </table:table-cell>
              <table:table-cell office:value-type="float" office:value="84.5441696113074">
                <text:p>84.5441696113074</text:p>
              </table:table-cell>
            </table:table-row>
            <table:table-row>
              <table:table-cell office:value-type="string">
                <text:p>gpt-4o-mini Atheist</text:p>
              </table:table-cell>
              <table:table-cell office:value-type="float" office:value="90.7508833922261">
                <text:p>90.7508833922261</text:p>
              </table:table-cell>
              <table:table-cell office:value-type="float" office:value="90.5724381625442">
                <text:p>90.5724381625442</text:p>
              </table:table-cell>
              <table:table-cell office:value-type="float" office:value="90.8127208480565">
                <text:p>90.8127208480565</text:p>
              </table:table-cell>
              <table:table-cell office:value-type="float" office:value="90.5530035335689">
                <text:p>90.5530035335689</text:p>
              </table:table-cell>
              <table:table-cell office:value-type="float" office:value="82.8886925795053">
                <text:p>82.8886925795053</text:p>
              </table:table-cell>
              <table:table-cell office:value-type="float" office:value="81.2897526501767">
                <text:p>81.2897526501767</text:p>
              </table:table-cell>
              <table:table-cell office:value-type="float" office:value="85.9213780918728">
                <text:p>85.9213780918728</text:p>
              </table:table-cell>
            </table:table-row>
            <table:table-row>
              <table:table-cell office:value-type="string">
                <text:p>GPT 3.5 Bible Translator</text:p>
              </table:table-cell>
              <table:table-cell office:value-type="float" office:value="91.839222614841">
                <text:p>91.839222614841</text:p>
              </table:table-cell>
              <table:table-cell office:value-type="float" office:value="91.8621908127209">
                <text:p>91.8621908127209</text:p>
              </table:table-cell>
              <table:table-cell office:value-type="float" office:value="91.8515901060071">
                <text:p>91.8515901060071</text:p>
              </table:table-cell>
              <table:table-cell office:value-type="float" office:value="91.7685512367491">
                <text:p>91.7685512367491</text:p>
              </table:table-cell>
              <table:table-cell office:value-type="float" office:value="83.6007067137809">
                <text:p>83.6007067137809</text:p>
              </table:table-cell>
              <table:table-cell office:value-type="float" office:value="85.0936395759717">
                <text:p>85.0936395759717</text:p>
              </table:table-cell>
              <table:table-cell office:value-type="float" office:value="88.4310954063604">
                <text:p>88.4310954063604</text:p>
              </table:table-cell>
            </table:table-row>
            <table:table-row>
              <table:table-cell office:value-type="string">
                <text:p>mistral Bible Translator</text:p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47703180212">
                <text:p>91.547703180212</text:p>
              </table:table-cell>
              <table:table-cell office:value-type="float" office:value="91.5141342756184">
                <text:p>91.5141342756184</text:p>
              </table:table-cell>
              <table:table-cell office:value-type="float" office:value="91.660777385159">
                <text:p>91.660777385159</text:p>
              </table:table-cell>
              <table:table-cell office:value-type="float" office:value="83.7296819787986">
                <text:p>83.7296819787986</text:p>
              </table:table-cell>
              <table:table-cell office:value-type="float" office:value="84.8321554770318">
                <text:p>84.8321554770318</text:p>
              </table:table-cell>
              <table:table-cell office:value-type="float" office:value="88.2464664310954">
                <text:p>88.2464664310954</text:p>
              </table:table-cell>
            </table:table-row>
            <table:table-row>
              <table:table-cell office:value-type="string">
                <text:p>gpt-4o-mini Bible Translator</text:p>
              </table:table-cell>
              <table:table-cell office:value-type="float" office:value="93.0441696113074">
                <text:p>93.0441696113074</text:p>
              </table:table-cell>
              <table:table-cell office:value-type="float" office:value="93.0812720848057">
                <text:p>93.0812720848057</text:p>
              </table:table-cell>
              <table:table-cell office:value-type="float" office:value="93.0848056537103">
                <text:p>93.0848056537103</text:p>
              </table:table-cell>
              <table:table-cell office:value-type="float" office:value="93.1713780918728">
                <text:p>93.1713780918728</text:p>
              </table:table-cell>
              <table:table-cell office:value-type="float" office:value="86.3003533568905">
                <text:p>86.3003533568905</text:p>
              </table:table-cell>
              <table:table-cell office:value-type="float" office:value="86.1660777385159">
                <text:p>86.1660777385159</text:p>
              </table:table-cell>
              <table:table-cell office:value-type="float" office:value="89.6687279151944">
                <text:p>89.6687279151944</text:p>
              </table:table-cell>
            </table:table-row>
            <table:table-row>
              <table:table-cell office:value-type="string">
                <text:p>llama Bible Translator</text:p>
              </table:table-cell>
              <table:table-cell office:value-type="float" office:value="92.3992932862191">
                <text:p>92.3992932862191</text:p>
              </table:table-cell>
              <table:table-cell office:value-type="float" office:value="92.3957597173145">
                <text:p>92.3957597173145</text:p>
              </table:table-cell>
              <table:table-cell office:value-type="float" office:value="92.4575971731449">
                <text:p>92.4575971731449</text:p>
              </table:table-cell>
              <table:table-cell office:value-type="float" office:value="92.3727915194346">
                <text:p>92.3727915194346</text:p>
              </table:table-cell>
              <table:table-cell office:value-type="float" office:value="88.0388692579505">
                <text:p>88.0388692579505</text:p>
              </table:table-cell>
              <table:table-cell office:value-type="float" office:value="84.4611307420495">
                <text:p>84.4611307420495</text:p>
              </table:table-cell>
              <table:table-cell office:value-type="float" office:value="88.4169611307421">
                <text:p>88.4169611307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859cm" svg:height="17.863cm" xlink:href=".." xlink:type="simple" chart:class="chart:line" chart:style-name="ch1">
        <chart:title svg:x="15.808cm" svg:y="0.493cm" chart:style-name="ch2">
          <text:p>Grading consistency</text:p>
        </chart:title>
        <chart:subtitle svg:x="15.808cm" svg:y="1.629cm" chart:style-name="ch3">
          <text:p>color coded by persona</text:p>
        </chart:subtitle>
        <chart:legend chart:legend-position="end" svg:x="30.308cm" svg:y="3.901cm" style:legend-expansion="high" chart:style-name="ch4"/>
        <chart:plot-area chart:style-name="ch5" table:cell-range-address="answerers_vs_graders.A1:answerers_vs_graders.G21" chart:data-source-has-labels="both" svg:x="1.728cm" svg:y="2.669cm" svg:width="27.863cm" svg:height="13.856cm">
          <chart:coordinate-region svg:x="2.826cm" svg:y="2.868cm" svg:width="24.58cm" svg:height="13.01cm"/>
          <chart:axis chart:dimension="x" chart:name="primary-x" chart:style-name="ch6" chartooo:axis-type="auto">
            <chartooo:date-scale/>
            <chart:title svg:x="15.073cm" svg:y="16.882cm" chart:style-name="ch7">
              <text:p>graders</text:p>
            </chart:title>
            <chart:categories table:cell-range-address="answerers_vs_graders.B1:answerers_vs_graders.G1"/>
          </chart:axis>
          <chart:axis chart:dimension="y" chart:name="primary-y" chart:style-name="ch8">
            <chart:title svg:x="0.451cm" svg:y="11.136cm" chart:style-name="ch9">
              <text:p>answerers avg grade</text:p>
            </chart:title>
            <chart:grid chart:style-name="ch10" chart:class="major"/>
          </chart:axis>
          <chart:series chart:style-name="ch11" chart:values-cell-range-address="answerers_vs_graders.B2:answerers_vs_graders.G2" chart:label-cell-address="answerers_vs_graders.A2:answerers_vs_graders.A2" chart:class="chart:line">
            <chart:data-point chart:repeated="6"/>
          </chart:series>
          <chart:series chart:style-name="ch12" chart:values-cell-range-address="answerers_vs_graders.B3:answerers_vs_graders.G3" chart:label-cell-address="answerers_vs_graders.A3:answerers_vs_graders.A3" chart:class="chart:line">
            <chart:data-point chart:repeated="6"/>
          </chart:series>
          <chart:series chart:style-name="ch13" chart:values-cell-range-address="answerers_vs_graders.B4:answerers_vs_graders.G4" chart:label-cell-address="answerers_vs_graders.A4:answerers_vs_graders.A4" chart:class="chart:line">
            <chart:data-point chart:repeated="6"/>
          </chart:series>
          <chart:series chart:style-name="ch14" chart:values-cell-range-address="answerers_vs_graders.B5:answerers_vs_graders.G5" chart:label-cell-address="answerers_vs_graders.A5:answerers_vs_graders.A5" chart:class="chart:line">
            <chart:data-point chart:repeated="6"/>
          </chart:series>
          <chart:series chart:style-name="ch15" chart:values-cell-range-address="answerers_vs_graders.B6:answerers_vs_graders.G6" chart:label-cell-address="answerers_vs_graders.A6:answerers_vs_graders.A6" chart:class="chart:line">
            <chart:data-point chart:repeated="6"/>
          </chart:series>
          <chart:series chart:style-name="ch15" chart:values-cell-range-address="answerers_vs_graders.B7:answerers_vs_graders.G7" chart:label-cell-address="answerers_vs_graders.A7:answerers_vs_graders.A7" chart:class="chart:line">
            <chart:data-point chart:repeated="6"/>
          </chart:series>
          <chart:series chart:style-name="ch15" chart:values-cell-range-address="answerers_vs_graders.B8:answerers_vs_graders.G8" chart:label-cell-address="answerers_vs_graders.A8:answerers_vs_graders.A8" chart:class="chart:line">
            <chart:data-point chart:repeated="6"/>
          </chart:series>
          <chart:series chart:style-name="ch16" chart:values-cell-range-address="answerers_vs_graders.B9:answerers_vs_graders.G9" chart:label-cell-address="answerers_vs_graders.A9:answerers_vs_graders.A9" chart:class="chart:line">
            <chart:data-point chart:repeated="6"/>
          </chart:series>
          <chart:series chart:style-name="ch17" chart:values-cell-range-address="answerers_vs_graders.B10:answerers_vs_graders.G10" chart:label-cell-address="answerers_vs_graders.A10:answerers_vs_graders.A10" chart:class="chart:line">
            <chart:data-point chart:repeated="6"/>
          </chart:series>
          <chart:series chart:style-name="ch17" chart:values-cell-range-address="answerers_vs_graders.B11:answerers_vs_graders.G11" chart:label-cell-address="answerers_vs_graders.A11:answerers_vs_graders.A11" chart:class="chart:line">
            <chart:data-point chart:repeated="6"/>
          </chart:series>
          <chart:series chart:style-name="ch15" chart:values-cell-range-address="answerers_vs_graders.B12:answerers_vs_graders.G12" chart:label-cell-address="answerers_vs_graders.A12:answerers_vs_graders.A12" chart:class="chart:line">
            <chart:data-point chart:repeated="6"/>
          </chart:series>
          <chart:series chart:style-name="ch16" chart:values-cell-range-address="answerers_vs_graders.B13:answerers_vs_graders.G13" chart:label-cell-address="answerers_vs_graders.A13:answerers_vs_graders.A13" chart:class="chart:line">
            <chart:data-point chart:repeated="6"/>
          </chart:series>
          <chart:series chart:style-name="ch17" chart:values-cell-range-address="answerers_vs_graders.B14:answerers_vs_graders.G14" chart:label-cell-address="answerers_vs_graders.A14:answerers_vs_graders.A14" chart:class="chart:line">
            <chart:data-point chart:repeated="6"/>
          </chart:series>
          <chart:series chart:style-name="ch18" chart:values-cell-range-address="answerers_vs_graders.B15:answerers_vs_graders.G15" chart:label-cell-address="answerers_vs_graders.A15:answerers_vs_graders.A15" chart:class="chart:line">
            <chart:data-point chart:repeated="6"/>
          </chart:series>
          <chart:series chart:style-name="ch17" chart:values-cell-range-address="answerers_vs_graders.B16:answerers_vs_graders.G16" chart:label-cell-address="answerers_vs_graders.A16:answerers_vs_graders.A16" chart:class="chart:line">
            <chart:data-point chart:repeated="6"/>
          </chart:series>
          <chart:series chart:style-name="ch16" chart:values-cell-range-address="answerers_vs_graders.B17:answerers_vs_graders.G17" chart:label-cell-address="answerers_vs_graders.A17:answerers_vs_graders.A17" chart:class="chart:line">
            <chart:data-point chart:repeated="6"/>
          </chart:series>
          <chart:series chart:style-name="ch18" chart:values-cell-range-address="answerers_vs_graders.B18:answerers_vs_graders.G18" chart:label-cell-address="answerers_vs_graders.A18:answerers_vs_graders.A18" chart:class="chart:line">
            <chart:data-point chart:repeated="6"/>
          </chart:series>
          <chart:series chart:style-name="ch18" chart:values-cell-range-address="answerers_vs_graders.B19:answerers_vs_graders.G19" chart:label-cell-address="answerers_vs_graders.A19:answerers_vs_graders.A19" chart:class="chart:line">
            <chart:data-point chart:repeated="6"/>
          </chart:series>
          <chart:series chart:style-name="ch18" chart:values-cell-range-address="answerers_vs_graders.B20:answerers_vs_graders.G20" chart:label-cell-address="answerers_vs_graders.A20:answerers_vs_graders.A20" chart:class="chart:line">
            <chart:data-point chart:repeated="6"/>
          </chart:series>
          <chart:series chart:style-name="ch18" chart:values-cell-range-address="answerers_vs_graders.B21:answerers_vs_graders.G21" chart:label-cell-address="answerers_vs_graders.A21:answerers_vs_graders.A21" chart:class="chart:line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lama_llama3</text:p>
                <draw:g>
                  <svg:desc>answerers_vs_graders.B1:answerers_vs_graders.G1</svg:desc>
                </draw:g>
              </table:table-cell>
              <table:table-cell office:value-type="string">
                <text:p>openai_gpt-3.5-turbo_1</text:p>
              </table:table-cell>
              <table:table-cell office:value-type="string">
                <text:p>openai_gpt-3.5-turbo_2</text:p>
              </table:table-cell>
              <table:table-cell office:value-type="string">
                <text:p>openai_gpt-4o-mini_1</text:p>
              </table:table-cell>
              <table:table-cell office:value-type="string">
                <text:p>openai_gpt-4o-mini_2</text:p>
              </table:table-cell>
              <table:table-cell office:value-type="string">
                <text:p>gpt-4o-mini_student_teacher</text:p>
              </table:table-cell>
            </table:table-row>
          </table:table-header-rows>
          <table:table-rows>
            <table:table-row>
              <table:table-cell office:value-type="string">
                <text:p>gemma atheist</text:p>
                <draw:g>
                  <svg:desc>answerers_vs_graders.A2:answerers_vs_graders.A2</svg:desc>
                </draw:g>
              </table:table-cell>
              <table:table-cell office:value-type="float" office:value="68.1872791519435">
                <text:p>68.1872791519435</text:p>
                <draw:g>
                  <svg:desc>answerers_vs_graders.B2:answerers_vs_graders.G2</svg:desc>
                </draw:g>
              </table:table-cell>
              <table:table-cell office:value-type="float" office:value="74.5689045936396">
                <text:p>74.5689045936396</text:p>
              </table:table-cell>
              <table:table-cell office:value-type="float" office:value="74.5671378091873">
                <text:p>74.5671378091873</text:p>
              </table:table-cell>
              <table:table-cell office:value-type="float" office:value="75.1537102473498">
                <text:p>75.1537102473498</text:p>
              </table:table-cell>
              <table:table-cell office:value-type="float" office:value="75.1731448763251">
                <text:p>75.1731448763251</text:p>
              </table:table-cell>
              <table:table-cell office:value-type="float" office:value="56.5724381625442">
                <text:p>56.5724381625442</text:p>
              </table:table-cell>
            </table:table-row>
            <table:table-row>
              <table:table-cell office:value-type="string">
                <text:p>gemma Imam</text:p>
                <draw:g>
                  <svg:desc>answerers_vs_graders.A3:answerers_vs_graders.A3</svg:desc>
                </draw:g>
              </table:table-cell>
              <table:table-cell office:value-type="float" office:value="67.1448763250883">
                <text:p>67.1448763250883</text:p>
                <draw:g>
                  <svg:desc>answerers_vs_graders.B3:answerers_vs_graders.G3</svg:desc>
                </draw:g>
              </table:table-cell>
              <table:table-cell office:value-type="float" office:value="77.4363957597173">
                <text:p>77.4363957597173</text:p>
              </table:table-cell>
              <table:table-cell office:value-type="float" office:value="76.8286219081272">
                <text:p>76.8286219081272</text:p>
              </table:table-cell>
              <table:table-cell office:value-type="float" office:value="76.8339222614841">
                <text:p>76.8339222614841</text:p>
              </table:table-cell>
              <table:table-cell office:value-type="float" office:value="76.5883392226148">
                <text:p>76.5883392226148</text:p>
              </table:table-cell>
              <table:table-cell office:value-type="float" office:value="51.2632508833922">
                <text:p>51.2632508833922</text:p>
              </table:table-cell>
            </table:table-row>
            <table:table-row>
              <table:table-cell office:value-type="string">
                <text:p>llama atheist</text:p>
                <draw:g>
                  <svg:desc>answerers_vs_graders.A4:answerers_vs_graders.A4</svg:desc>
                </draw:g>
              </table:table-cell>
              <table:table-cell office:value-type="float" office:value="78.3498233215548">
                <text:p>78.3498233215548</text:p>
                <draw:g>
                  <svg:desc>answerers_vs_graders.B4:answerers_vs_graders.G4</svg:desc>
                </draw:g>
              </table:table-cell>
              <table:table-cell office:value-type="float" office:value="71.8162544169611">
                <text:p>71.8162544169611</text:p>
              </table:table-cell>
              <table:table-cell office:value-type="float" office:value="73.0406360424028">
                <text:p>73.0406360424028</text:p>
              </table:table-cell>
              <table:table-cell office:value-type="float" office:value="71.7385159010601">
                <text:p>71.7385159010601</text:p>
              </table:table-cell>
              <table:table-cell office:value-type="float" office:value="72.1855123674912">
                <text:p>72.1855123674912</text:p>
              </table:table-cell>
              <table:table-cell office:value-type="float" office:value="57.4646643109541">
                <text:p>57.4646643109541</text:p>
              </table:table-cell>
            </table:table-row>
            <table:table-row>
              <table:table-cell office:value-type="string">
                <text:p>gemma Politician</text:p>
                <draw:g>
                  <svg:desc>answerers_vs_graders.A5:answerers_vs_graders.A5</svg:desc>
                </draw:g>
              </table:table-cell>
              <table:table-cell office:value-type="float" office:value="70.1448763250883">
                <text:p>70.1448763250883</text:p>
                <draw:g>
                  <svg:desc>answerers_vs_graders.B5:answerers_vs_graders.G5</svg:desc>
                </draw:g>
              </table:table-cell>
              <table:table-cell office:value-type="float" office:value="82.6024734982332">
                <text:p>82.6024734982332</text:p>
              </table:table-cell>
              <table:table-cell office:value-type="float" office:value="82.7491166077739">
                <text:p>82.7491166077739</text:p>
              </table:table-cell>
              <table:table-cell office:value-type="float" office:value="82.0724381625442">
                <text:p>82.0724381625442</text:p>
              </table:table-cell>
              <table:table-cell office:value-type="float" office:value="82.3957597173145">
                <text:p>82.3957597173145</text:p>
              </table:table-cell>
              <table:table-cell office:value-type="float" office:value="51.5812720848057">
                <text:p>51.5812720848057</text:p>
              </table:table-cell>
            </table:table-row>
            <table:table-row>
              <table:table-cell office:value-type="string">
                <text:p>GPT 3.5 Imam</text:p>
                <draw:g>
                  <svg:desc>answerers_vs_graders.A6:answerers_vs_graders.A6</svg:desc>
                </draw:g>
              </table:table-cell>
              <table:table-cell office:value-type="float" office:value="74.3250883392226">
                <text:p>74.3250883392226</text:p>
                <draw:g>
                  <svg:desc>answerers_vs_graders.B6:answerers_vs_graders.G6</svg:desc>
                </draw:g>
              </table:table-cell>
              <table:table-cell office:value-type="float" office:value="79.6625441696113">
                <text:p>79.6625441696113</text:p>
              </table:table-cell>
              <table:table-cell office:value-type="float" office:value="80.2137809187279">
                <text:p>80.2137809187279</text:p>
              </table:table-cell>
              <table:table-cell office:value-type="float" office:value="79.226148409894">
                <text:p>79.226148409894</text:p>
              </table:table-cell>
              <table:table-cell office:value-type="float" office:value="80">
                <text:p>80</text:p>
              </table:table-cell>
              <table:table-cell office:value-type="float" office:value="58.7014134275618">
                <text:p>58.7014134275618</text:p>
              </table:table-cell>
            </table:table-row>
            <table:table-row>
              <table:table-cell office:value-type="string">
                <text:p>llama Imam</text:p>
                <draw:g>
                  <svg:desc>answerers_vs_graders.A7:answerers_vs_graders.A7</svg:desc>
                </draw:g>
              </table:table-cell>
              <table:table-cell office:value-type="float" office:value="79.4929328621908">
                <text:p>79.4929328621908</text:p>
                <draw:g>
                  <svg:desc>answerers_vs_graders.B7:answerers_vs_graders.G7</svg:desc>
                </draw:g>
              </table:table-cell>
              <table:table-cell office:value-type="float" office:value="77.9558303886926">
                <text:p>77.9558303886926</text:p>
              </table:table-cell>
              <table:table-cell office:value-type="float" office:value="78.5318021201413">
                <text:p>78.5318021201413</text:p>
              </table:table-cell>
              <table:table-cell office:value-type="float" office:value="78.5247349823322">
                <text:p>78.5247349823322</text:p>
              </table:table-cell>
              <table:table-cell office:value-type="float" office:value="77.821554770318">
                <text:p>77.821554770318</text:p>
              </table:table-cell>
              <table:table-cell office:value-type="float" office:value="55.5742049469965">
                <text:p>55.5742049469965</text:p>
              </table:table-cell>
            </table:table-row>
            <table:table-row>
              <table:table-cell office:value-type="string">
                <text:p>mistral Imam</text:p>
                <draw:g>
                  <svg:desc>answerers_vs_graders.A8:answerers_vs_graders.A8</svg:desc>
                </draw:g>
              </table:table-cell>
              <table:table-cell office:value-type="float" office:value="76.4116607773852">
                <text:p>76.4116607773852</text:p>
                <draw:g>
                  <svg:desc>answerers_vs_graders.B8:answerers_vs_graders.G8</svg:desc>
                </draw:g>
              </table:table-cell>
              <table:table-cell office:value-type="float" office:value="81.2650176678445">
                <text:p>81.2650176678445</text:p>
              </table:table-cell>
              <table:table-cell office:value-type="float" office:value="80.2950530035336">
                <text:p>80.2950530035336</text:p>
              </table:table-cell>
              <table:table-cell office:value-type="float" office:value="80.7650176678445">
                <text:p>80.7650176678445</text:p>
              </table:table-cell>
              <table:table-cell office:value-type="float" office:value="81.2597173144876">
                <text:p>81.2597173144876</text:p>
              </table:table-cell>
              <table:table-cell office:value-type="float" office:value="61.8462897526502">
                <text:p>61.8462897526502</text:p>
              </table:table-cell>
            </table:table-row>
            <table:table-row>
              <table:table-cell office:value-type="string">
                <text:p>GPT 3.5 Atheist</text:p>
                <draw:g>
                  <svg:desc>answerers_vs_graders.A9:answerers_vs_graders.A9</svg:desc>
                </draw:g>
              </table:table-cell>
              <table:table-cell office:value-type="float" office:value="78.2667844522968">
                <text:p>78.2667844522968</text:p>
                <draw:g>
                  <svg:desc>answerers_vs_graders.B9:answerers_vs_graders.G9</svg:desc>
                </draw:g>
              </table:table-cell>
              <table:table-cell office:value-type="float" office:value="81.6254416961131">
                <text:p>81.6254416961131</text:p>
              </table:table-cell>
              <table:table-cell office:value-type="float" office:value="82.0795053003534">
                <text:p>82.0795053003534</text:p>
              </table:table-cell>
              <table:table-cell office:value-type="float" office:value="82.1925795053004">
                <text:p>82.1925795053004</text:p>
              </table:table-cell>
              <table:table-cell office:value-type="float" office:value="82.1872791519435">
                <text:p>82.1872791519435</text:p>
              </table:table-cell>
              <table:table-cell office:value-type="float" office:value="72.1819787985866">
                <text:p>72.1819787985866</text:p>
              </table:table-cell>
            </table:table-row>
            <table:table-row>
              <table:table-cell office:value-type="string">
                <text:p>llama Politician</text:p>
                <draw:g>
                  <svg:desc>answerers_vs_graders.A10:answerers_vs_graders.A10</svg:desc>
                </draw:g>
              </table:table-cell>
              <table:table-cell office:value-type="float" office:value="82.178445229682">
                <text:p>82.178445229682</text:p>
                <draw:g>
                  <svg:desc>answerers_vs_graders.B10:answerers_vs_graders.G10</svg:desc>
                </draw:g>
              </table:table-cell>
              <table:table-cell office:value-type="float" office:value="78.7349823321555">
                <text:p>78.7349823321555</text:p>
              </table:table-cell>
              <table:table-cell office:value-type="float" office:value="78.9893992932862">
                <text:p>78.9893992932862</text:p>
              </table:table-cell>
              <table:table-cell office:value-type="float" office:value="78.0883392226148">
                <text:p>78.0883392226148</text:p>
              </table:table-cell>
              <table:table-cell office:value-type="float" office:value="78.4593639575972">
                <text:p>78.4593639575972</text:p>
              </table:table-cell>
              <table:table-cell office:value-type="float" office:value="61.4752650176678">
                <text:p>61.4752650176678</text:p>
              </table:table-cell>
            </table:table-row>
            <table:table-row>
              <table:table-cell office:value-type="string">
                <text:p>GPT 3.5 Politician</text:p>
                <draw:g>
                  <svg:desc>answerers_vs_graders.A11:answerers_vs_graders.A11</svg:desc>
                </draw:g>
              </table:table-cell>
              <table:table-cell office:value-type="float" office:value="76.7826855123675">
                <text:p>76.7826855123675</text:p>
                <draw:g>
                  <svg:desc>answerers_vs_graders.B11:answerers_vs_graders.G11</svg:desc>
                </draw:g>
              </table:table-cell>
              <table:table-cell office:value-type="float" office:value="85.0971731448763">
                <text:p>85.0971731448763</text:p>
              </table:table-cell>
              <table:table-cell office:value-type="float" office:value="84.791519434629">
                <text:p>84.791519434629</text:p>
              </table:table-cell>
              <table:table-cell office:value-type="float" office:value="85.0724381625442">
                <text:p>85.0724381625442</text:p>
              </table:table-cell>
              <table:table-cell office:value-type="float" office:value="85.1448763250883">
                <text:p>85.1448763250883</text:p>
              </table:table-cell>
              <table:table-cell office:value-type="float" office:value="68.0742049469965">
                <text:p>68.0742049469965</text:p>
              </table:table-cell>
            </table:table-row>
            <table:table-row>
              <table:table-cell office:value-type="string">
                <text:p>gpt-4o-mini Imam</text:p>
                <draw:g>
                  <svg:desc>answerers_vs_graders.A12:answerers_vs_graders.A12</svg:desc>
                </draw:g>
              </table:table-cell>
              <table:table-cell office:value-type="float" office:value="80.9558303886926">
                <text:p>80.9558303886926</text:p>
                <draw:g>
                  <svg:desc>answerers_vs_graders.B12:answerers_vs_graders.G12</svg:desc>
                </draw:g>
              </table:table-cell>
              <table:table-cell office:value-type="float" office:value="85.9611307420495">
                <text:p>85.9611307420495</text:p>
              </table:table-cell>
              <table:table-cell office:value-type="float" office:value="86.1749116607774">
                <text:p>86.1749116607774</text:p>
              </table:table-cell>
              <table:table-cell office:value-type="float" office:value="85.773851590106">
                <text:p>85.773851590106</text:p>
              </table:table-cell>
              <table:table-cell office:value-type="float" office:value="85.6148409893993">
                <text:p>85.6148409893993</text:p>
              </table:table-cell>
              <table:table-cell office:value-type="float" office:value="69.9858657243816">
                <text:p>69.9858657243816</text:p>
              </table:table-cell>
            </table:table-row>
            <table:table-row>
              <table:table-cell office:value-type="string">
                <text:p>mistral atheist</text:p>
                <draw:g>
                  <svg:desc>answerers_vs_graders.A13:answerers_vs_graders.A13</svg:desc>
                </draw:g>
              </table:table-cell>
              <table:table-cell office:value-type="float" office:value="80.4505300353357">
                <text:p>80.4505300353357</text:p>
                <draw:g>
                  <svg:desc>answerers_vs_graders.B13:answerers_vs_graders.G13</svg:desc>
                </draw:g>
              </table:table-cell>
              <table:table-cell office:value-type="float" office:value="86.3109540636042">
                <text:p>86.3109540636042</text:p>
              </table:table-cell>
              <table:table-cell office:value-type="float" office:value="86.5265017667845">
                <text:p>86.5265017667845</text:p>
              </table:table-cell>
              <table:table-cell office:value-type="float" office:value="86.3233215547703">
                <text:p>86.3233215547703</text:p>
              </table:table-cell>
              <table:table-cell office:value-type="float" office:value="86.3427561837456">
                <text:p>86.3427561837456</text:p>
              </table:table-cell>
              <table:table-cell office:value-type="float" office:value="75.9452296819788">
                <text:p>75.9452296819788</text:p>
              </table:table-cell>
            </table:table-row>
            <table:table-row>
              <table:table-cell office:value-type="string">
                <text:p>mistral Politician</text:p>
                <draw:g>
                  <svg:desc>answerers_vs_graders.A14:answerers_vs_graders.A14</svg:desc>
                </draw:g>
              </table:table-cell>
              <table:table-cell office:value-type="float" office:value="81.3286219081272">
                <text:p>81.3286219081272</text:p>
                <draw:g>
                  <svg:desc>answerers_vs_graders.B14:answerers_vs_graders.G14</svg:desc>
                </draw:g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4434628975265">
                <text:p>86.4434628975265</text:p>
              </table:table-cell>
              <table:table-cell office:value-type="float" office:value="86.2773851590106">
                <text:p>86.2773851590106</text:p>
              </table:table-cell>
              <table:table-cell office:value-type="float" office:value="86.2985865724382">
                <text:p>86.2985865724382</text:p>
              </table:table-cell>
              <table:table-cell office:value-type="float" office:value="71.5742049469965">
                <text:p>71.5742049469965</text:p>
              </table:table-cell>
            </table:table-row>
            <table:table-row>
              <table:table-cell office:value-type="string">
                <text:p>gemma Bible Translator</text:p>
                <draw:g>
                  <svg:desc>answerers_vs_graders.A15:answerers_vs_graders.A15</svg:desc>
                </draw:g>
              </table:table-cell>
              <table:table-cell office:value-type="float" office:value="80.1201413427562">
                <text:p>80.1201413427562</text:p>
                <draw:g>
                  <svg:desc>answerers_vs_graders.B15:answerers_vs_graders.G15</svg:desc>
                </draw:g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300353356891">
                <text:p>91.5300353356891</text:p>
              </table:table-cell>
              <table:table-cell office:value-type="float" office:value="91.517667844523">
                <text:p>91.517667844523</text:p>
              </table:table-cell>
              <table:table-cell office:value-type="float" office:value="91.3374558303887">
                <text:p>91.3374558303887</text:p>
              </table:table-cell>
              <table:table-cell office:value-type="float" office:value="81.5335689045936">
                <text:p>81.5335689045936</text:p>
              </table:table-cell>
            </table:table-row>
            <table:table-row>
              <table:table-cell office:value-type="string">
                <text:p>gpt-4o-mini Politician</text:p>
                <draw:g>
                  <svg:desc>answerers_vs_graders.A16:answerers_vs_graders.A16</svg:desc>
                </draw:g>
              </table:table-cell>
              <table:table-cell office:value-type="float" office:value="82.4134275618375">
                <text:p>82.4134275618375</text:p>
                <draw:g>
                  <svg:desc>answerers_vs_graders.B16:answerers_vs_graders.G16</svg:desc>
                </draw:g>
              </table:table-cell>
              <table:table-cell office:value-type="float" office:value="89.4363957597173">
                <text:p>89.4363957597173</text:p>
              </table:table-cell>
              <table:table-cell office:value-type="float" office:value="89.5088339222615">
                <text:p>89.5088339222615</text:p>
              </table:table-cell>
              <table:table-cell office:value-type="float" office:value="89.2685512367491">
                <text:p>89.2685512367491</text:p>
              </table:table-cell>
              <table:table-cell office:value-type="float" office:value="89.4469964664311">
                <text:p>89.4469964664311</text:p>
              </table:table-cell>
              <table:table-cell office:value-type="float" office:value="79.6413427561838">
                <text:p>79.6413427561838</text:p>
              </table:table-cell>
            </table:table-row>
            <table:table-row>
              <table:table-cell office:value-type="string">
                <text:p>gpt-4o-mini Atheist</text:p>
                <draw:g>
                  <svg:desc>answerers_vs_graders.A17:answerers_vs_graders.A17</svg:desc>
                </draw:g>
              </table:table-cell>
              <table:table-cell office:value-type="float" office:value="82.8886925795053">
                <text:p>82.8886925795053</text:p>
                <draw:g>
                  <svg:desc>answerers_vs_graders.B17:answerers_vs_graders.G17</svg:desc>
                </draw:g>
              </table:table-cell>
              <table:table-cell office:value-type="float" office:value="90.7508833922261">
                <text:p>90.7508833922261</text:p>
              </table:table-cell>
              <table:table-cell office:value-type="float" office:value="90.5724381625442">
                <text:p>90.5724381625442</text:p>
              </table:table-cell>
              <table:table-cell office:value-type="float" office:value="90.8127208480565">
                <text:p>90.8127208480565</text:p>
              </table:table-cell>
              <table:table-cell office:value-type="float" office:value="90.5530035335689">
                <text:p>90.5530035335689</text:p>
              </table:table-cell>
              <table:table-cell office:value-type="float" office:value="81.2897526501767">
                <text:p>81.2897526501767</text:p>
              </table:table-cell>
            </table:table-row>
            <table:table-row>
              <table:table-cell office:value-type="string">
                <text:p>GPT 3.5 Bible Translator</text:p>
                <draw:g>
                  <svg:desc>answerers_vs_graders.A18:answerers_vs_graders.A18</svg:desc>
                </draw:g>
              </table:table-cell>
              <table:table-cell office:value-type="float" office:value="83.6007067137809">
                <text:p>83.6007067137809</text:p>
                <draw:g>
                  <svg:desc>answerers_vs_graders.B18:answerers_vs_graders.G18</svg:desc>
                </draw:g>
              </table:table-cell>
              <table:table-cell office:value-type="float" office:value="91.839222614841">
                <text:p>91.839222614841</text:p>
              </table:table-cell>
              <table:table-cell office:value-type="float" office:value="91.8621908127209">
                <text:p>91.8621908127209</text:p>
              </table:table-cell>
              <table:table-cell office:value-type="float" office:value="91.8515901060071">
                <text:p>91.8515901060071</text:p>
              </table:table-cell>
              <table:table-cell office:value-type="float" office:value="91.7685512367491">
                <text:p>91.7685512367491</text:p>
              </table:table-cell>
              <table:table-cell office:value-type="float" office:value="85.0936395759717">
                <text:p>85.0936395759717</text:p>
              </table:table-cell>
            </table:table-row>
            <table:table-row>
              <table:table-cell office:value-type="string">
                <text:p>mistral Bible Translator</text:p>
                <draw:g>
                  <svg:desc>answerers_vs_graders.A19:answerers_vs_graders.A19</svg:desc>
                </draw:g>
              </table:table-cell>
              <table:table-cell office:value-type="float" office:value="83.7296819787986">
                <text:p>83.7296819787986</text:p>
                <draw:g>
                  <svg:desc>answerers_vs_graders.B19:answerers_vs_graders.G19</svg:desc>
                </draw:g>
              </table:table-cell>
              <table:table-cell office:value-type="float" office:value="91.3109540636042">
                <text:p>91.3109540636042</text:p>
              </table:table-cell>
              <table:table-cell office:value-type="float" office:value="91.547703180212">
                <text:p>91.547703180212</text:p>
              </table:table-cell>
              <table:table-cell office:value-type="float" office:value="91.5141342756184">
                <text:p>91.5141342756184</text:p>
              </table:table-cell>
              <table:table-cell office:value-type="float" office:value="91.660777385159">
                <text:p>91.660777385159</text:p>
              </table:table-cell>
              <table:table-cell office:value-type="float" office:value="84.8321554770318">
                <text:p>84.8321554770318</text:p>
              </table:table-cell>
            </table:table-row>
            <table:table-row>
              <table:table-cell office:value-type="string">
                <text:p>gpt-4o-mini Bible Translator</text:p>
                <draw:g>
                  <svg:desc>answerers_vs_graders.A20:answerers_vs_graders.A20</svg:desc>
                </draw:g>
              </table:table-cell>
              <table:table-cell office:value-type="float" office:value="86.3003533568905">
                <text:p>86.3003533568905</text:p>
                <draw:g>
                  <svg:desc>answerers_vs_graders.B20:answerers_vs_graders.G20</svg:desc>
                </draw:g>
              </table:table-cell>
              <table:table-cell office:value-type="float" office:value="93.0441696113074">
                <text:p>93.0441696113074</text:p>
              </table:table-cell>
              <table:table-cell office:value-type="float" office:value="93.0812720848057">
                <text:p>93.0812720848057</text:p>
              </table:table-cell>
              <table:table-cell office:value-type="float" office:value="93.0848056537103">
                <text:p>93.0848056537103</text:p>
              </table:table-cell>
              <table:table-cell office:value-type="float" office:value="93.1713780918728">
                <text:p>93.1713780918728</text:p>
              </table:table-cell>
              <table:table-cell office:value-type="float" office:value="86.1660777385159">
                <text:p>86.1660777385159</text:p>
              </table:table-cell>
            </table:table-row>
            <table:table-row>
              <table:table-cell office:value-type="string">
                <text:p>llama Bible Translator</text:p>
                <draw:g>
                  <svg:desc>answerers_vs_graders.A21:answerers_vs_graders.A21</svg:desc>
                </draw:g>
              </table:table-cell>
              <table:table-cell office:value-type="float" office:value="88.0388692579505">
                <text:p>88.0388692579505</text:p>
                <draw:g>
                  <svg:desc>answerers_vs_graders.B21:answerers_vs_graders.G21</svg:desc>
                </draw:g>
              </table:table-cell>
              <table:table-cell office:value-type="float" office:value="92.3992932862191">
                <text:p>92.3992932862191</text:p>
              </table:table-cell>
              <table:table-cell office:value-type="float" office:value="92.3957597173145">
                <text:p>92.3957597173145</text:p>
              </table:table-cell>
              <table:table-cell office:value-type="float" office:value="92.4575971731449">
                <text:p>92.4575971731449</text:p>
              </table:table-cell>
              <table:table-cell office:value-type="float" office:value="92.3727915194346">
                <text:p>92.3727915194346</text:p>
              </table:table-cell>
              <table:table-cell office:value-type="float" office:value="84.4611307420495">
                <text:p>84.4611307420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316cm" svg:height="19.117cm" xlink:href=".." xlink:type="simple" chart:class="chart:scatter" chart:style-name="ch1">
        <chart:title svg:x="9.288cm" svg:y="0.518cm" chart:style-name="ch2">
          <text:p>Grading effect of student teacher metaphor</text:p>
        </chart:title>
        <chart:legend chart:legend-position="end" svg:x="24.153cm" svg:y="8.512cm" style:legend-expansion="high" chart:style-name="ch3"/>
        <chart:plot-area chart:style-name="ch4" table:cell-range-address="answerers_vs_graders.L1:answerers_vs_graders.P21" chart:data-source-has-labels="row" svg:x="1.557cm" svg:y="1.679cm" svg:width="22.05cm" svg:height="16.075cm">
          <chart:coordinate-region svg:x="2.178cm" svg:y="1.878cm" svg:width="21.242cm" svg:height="15.229cm"/>
          <chart:axis chart:dimension="x" chart:name="primary-x" chart:style-name="ch5">
            <chart:title svg:x="10.99cm" svg:y="18.136cm" chart:style-name="ch6">
              <text:p>openai_gpt-4o-mini_2</text:p>
            </chart:title>
          </chart:axis>
          <chart:axis chart:dimension="y" chart:name="primary-y" chart:style-name="ch7">
            <chart:title svg:x="0.451cm" svg:y="11.784cm" chart:style-name="ch8">
              <text:p>gpt-4o-mini_student_teacher</text:p>
            </chart:title>
            <chart:grid chart:style-name="ch9" chart:class="major"/>
          </chart:axis>
          <chart:series chart:style-name="ch10" chart:values-cell-range-address="answerers_vs_graders.M2:answerers_vs_graders.M21" chart:label-cell-address="answerers_vs_graders.M1:answerers_vs_graders.M1" chart:class="chart:scatter">
            <chart:domain table:cell-range-address="answerers_vs_graders.L2:answerers_vs_graders.L21"/>
            <chart:data-point chart:repeated="20"/>
          </chart:series>
          <chart:series chart:style-name="ch11" chart:values-cell-range-address="answerers_vs_graders.N2:answerers_vs_graders.N21" chart:label-cell-address="answerers_vs_graders.N1:answerers_vs_graders.N1" chart:class="chart:scatter">
            <chart:data-point chart:repeated="20"/>
          </chart:series>
          <chart:series chart:style-name="ch12" chart:values-cell-range-address="answerers_vs_graders.O2:answerers_vs_graders.O21" chart:label-cell-address="answerers_vs_graders.O1:answerers_vs_graders.O1" chart:class="chart:scatter">
            <chart:data-point chart:repeated="20"/>
          </chart:series>
          <chart:series chart:style-name="ch13" chart:values-cell-range-address="answerers_vs_graders.P2:answerers_vs_graders.P21" chart:label-cell-address="answerers_vs_graders.P1:answerers_vs_graders.P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Atheist</text:p>
                <draw:g>
                  <svg:desc>answerers_vs_graders.M1:answerers_vs_graders.M1</svg:desc>
                </draw:g>
              </table:table-cell>
              <table:table-cell office:value-type="string">
                <text:p>Imum</text:p>
                <draw:g>
                  <svg:desc>answerers_vs_graders.N1:answerers_vs_graders.N1</svg:desc>
                </draw:g>
              </table:table-cell>
              <table:table-cell office:value-type="string">
                <text:p>Bible Translator</text:p>
                <draw:g>
                  <svg:desc>answerers_vs_graders.O1:answerers_vs_graders.O1</svg:desc>
                </draw:g>
              </table:table-cell>
              <table:table-cell office:value-type="string">
                <text:p>Politician</text:p>
                <draw:g>
                  <svg:desc>answerers_vs_graders.P1:answerers_vs_grader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1731448763251">
                <text:p>75.1731448763251</text:p>
                <draw:g>
                  <svg:desc>answerers_vs_graders.L2:answerers_vs_graders.L21</svg:desc>
                </draw:g>
              </table:table-cell>
              <table:table-cell office:value-type="float" office:value="56.5724381625442">
                <text:p>56.5724381625442</text:p>
                <draw:g>
                  <svg:desc>answerers_vs_graders.M2:answerers_vs_graders.M21</svg:desc>
                </draw:g>
              </table:table-cell>
              <table:table-cell office:value-type="float" office:value="NaN">
                <text:p>NaN</text:p>
                <draw:g>
                  <svg:desc>answerers_vs_graders.N2:answerers_vs_graders.N21</svg:desc>
                </draw:g>
              </table:table-cell>
              <table:table-cell office:value-type="float" office:value="NaN">
                <text:p>NaN</text:p>
                <draw:g>
                  <svg:desc>answerers_vs_graders.O2:answerers_vs_graders.O21</svg:desc>
                </draw:g>
              </table:table-cell>
              <table:table-cell office:value-type="float" office:value="NaN">
                <text:p>NaN</text:p>
                <draw:g>
                  <svg:desc>answerers_vs_graders.P2:answerers_vs_graders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5883392226148">
                <text:p>76.5883392226148</text:p>
              </table:table-cell>
              <table:table-cell office:value-type="float" office:value="NaN">
                <text:p>NaN</text:p>
              </table:table-cell>
              <table:table-cell office:value-type="float" office:value="51.2632508833922">
                <text:p>51.263250883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1855123674912">
                <text:p>72.1855123674912</text:p>
              </table:table-cell>
              <table:table-cell office:value-type="float" office:value="57.4646643109541">
                <text:p>57.464664310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3957597173145">
                <text:p>82.395759717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812720848057">
                <text:p>51.5812720848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7014134275618">
                <text:p>58.701413427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821554770318">
                <text:p>77.821554770318</text:p>
              </table:table-cell>
              <table:table-cell office:value-type="float" office:value="NaN">
                <text:p>NaN</text:p>
              </table:table-cell>
              <table:table-cell office:value-type="float" office:value="55.5742049469965">
                <text:p>55.574204946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2597173144876">
                <text:p>81.2597173144876</text:p>
              </table:table-cell>
              <table:table-cell office:value-type="float" office:value="NaN">
                <text:p>NaN</text:p>
              </table:table-cell>
              <table:table-cell office:value-type="float" office:value="61.8462897526502">
                <text:p>61.8462897526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1872791519435">
                <text:p>82.1872791519435</text:p>
              </table:table-cell>
              <table:table-cell office:value-type="float" office:value="72.1819787985866">
                <text:p>72.1819787985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4593639575972">
                <text:p>78.459363957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4752650176678">
                <text:p>61.4752650176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1448763250883">
                <text:p>85.1448763250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0742049469965">
                <text:p>68.0742049469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6148409893993">
                <text:p>85.6148409893993</text:p>
              </table:table-cell>
              <table:table-cell office:value-type="float" office:value="NaN">
                <text:p>NaN</text:p>
              </table:table-cell>
              <table:table-cell office:value-type="float" office:value="69.9858657243816">
                <text:p>69.9858657243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3427561837456">
                <text:p>86.3427561837456</text:p>
              </table:table-cell>
              <table:table-cell office:value-type="float" office:value="75.9452296819788">
                <text:p>75.945229681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2985865724382">
                <text:p>86.298586572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5742049469965">
                <text:p>71.5742049469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3374558303887">
                <text:p>91.337455830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5335689045936">
                <text:p>81.5335689045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4469964664311">
                <text:p>89.446996466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6413427561838">
                <text:p>79.6413427561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5530035335689">
                <text:p>90.5530035335689</text:p>
              </table:table-cell>
              <table:table-cell office:value-type="float" office:value="81.2897526501767">
                <text:p>81.289752650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7685512367491">
                <text:p>91.768551236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0936395759717">
                <text:p>85.0936395759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.660777385159">
                <text:p>91.66077738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8321554770318">
                <text:p>84.8321554770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.1713780918728">
                <text:p>93.171378091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1660777385159">
                <text:p>86.1660777385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3727915194346">
                <text:p>92.372791519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611307420495">
                <text:p>84.46113074204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61cm" svg:height="14.702cm" xlink:href=".." xlink:type="simple" chart:class="chart:scatter" chart:style-name="ch1">
        <chart:title svg:x="7.397cm" svg:y="0.43cm" chart:style-name="ch2">
          <text:p>Local Llama3 vs GPT grading</text:p>
        </chart:title>
        <chart:legend chart:legend-position="end" svg:x="17.698cm" svg:y="6.305cm" style:legend-expansion="high" chart:style-name="ch3"/>
        <chart:plot-area chart:style-name="ch4" table:cell-range-address="answerers_vs_graders.R1:answerers_vs_graders.V21" chart:data-source-has-labels="row" svg:x="1.428cm" svg:y="1.503cm" svg:width="15.853cm" svg:height="11.924cm">
          <chart:coordinate-region svg:x="2.049cm" svg:y="1.702cm" svg:width="15.046cm" svg:height="11.078cm"/>
          <chart:axis chart:dimension="x" chart:name="primary-x" chart:style-name="ch5">
            <chart:title svg:x="7.762cm" svg:y="13.721cm" chart:style-name="ch6">
              <text:p>openai_gpt-4o-mini_2</text:p>
            </chart:title>
          </chart:axis>
          <chart:axis chart:dimension="y" chart:name="primary-y" chart:style-name="ch7">
            <chart:title svg:x="0.451cm" svg:y="8.541cm" chart:style-name="ch8">
              <text:p>ollama_llama3</text:p>
            </chart:title>
            <chart:grid chart:style-name="ch9" chart:class="major"/>
          </chart:axis>
          <chart:series chart:style-name="ch10" chart:values-cell-range-address="answerers_vs_graders.S2:answerers_vs_graders.S21" chart:label-cell-address="answerers_vs_graders.S1:answerers_vs_graders.S1" chart:class="chart:scatter">
            <chart:domain table:cell-range-address="answerers_vs_graders.R2:answerers_vs_graders.R21"/>
            <chart:data-point chart:repeated="20"/>
          </chart:series>
          <chart:series chart:style-name="ch11" chart:values-cell-range-address="answerers_vs_graders.T2:answerers_vs_graders.T21" chart:label-cell-address="answerers_vs_graders.T1:answerers_vs_graders.T1" chart:class="chart:scatter">
            <chart:data-point chart:repeated="20"/>
          </chart:series>
          <chart:series chart:style-name="ch12" chart:values-cell-range-address="answerers_vs_graders.U2:answerers_vs_graders.U21" chart:label-cell-address="answerers_vs_graders.U1:answerers_vs_graders.U1" chart:class="chart:scatter">
            <chart:data-point chart:repeated="20"/>
          </chart:series>
          <chart:series chart:style-name="ch13" chart:values-cell-range-address="answerers_vs_graders.V2:answerers_vs_graders.V21" chart:label-cell-address="answerers_vs_graders.V1:answerers_vs_graders.V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Atheist</text:p>
                <draw:g>
                  <svg:desc>answerers_vs_graders.S1:answerers_vs_graders.S1</svg:desc>
                </draw:g>
              </table:table-cell>
              <table:table-cell office:value-type="string">
                <text:p>Imum</text:p>
                <draw:g>
                  <svg:desc>answerers_vs_graders.T1:answerers_vs_graders.T1</svg:desc>
                </draw:g>
              </table:table-cell>
              <table:table-cell office:value-type="string">
                <text:p>Bible Translator</text:p>
                <draw:g>
                  <svg:desc>answerers_vs_graders.U1:answerers_vs_graders.U1</svg:desc>
                </draw:g>
              </table:table-cell>
              <table:table-cell office:value-type="string">
                <text:p>Politician</text:p>
                <draw:g>
                  <svg:desc>answerers_vs_graders.V1:answerers_vs_graders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.1731448763251">
                <text:p>75.1731448763251</text:p>
                <draw:g>
                  <svg:desc>answerers_vs_graders.R2:answerers_vs_graders.R21</svg:desc>
                </draw:g>
              </table:table-cell>
              <table:table-cell office:value-type="float" office:value="68.1872791519435">
                <text:p>68.1872791519435</text:p>
                <draw:g>
                  <svg:desc>answerers_vs_graders.S2:answerers_vs_graders.S21</svg:desc>
                </draw:g>
              </table:table-cell>
              <table:table-cell office:value-type="float" office:value="NaN">
                <text:p>NaN</text:p>
                <draw:g>
                  <svg:desc>answerers_vs_graders.T2:answerers_vs_graders.T21</svg:desc>
                </draw:g>
              </table:table-cell>
              <table:table-cell office:value-type="float" office:value="NaN">
                <text:p>NaN</text:p>
                <draw:g>
                  <svg:desc>answerers_vs_graders.U2:answerers_vs_graders.U21</svg:desc>
                </draw:g>
              </table:table-cell>
              <table:table-cell office:value-type="float" office:value="NaN">
                <text:p>NaN</text:p>
                <draw:g>
                  <svg:desc>answerers_vs_graders.V2:answerers_vs_graders.V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5883392226148">
                <text:p>76.5883392226148</text:p>
              </table:table-cell>
              <table:table-cell office:value-type="float" office:value="NaN">
                <text:p>NaN</text:p>
              </table:table-cell>
              <table:table-cell office:value-type="float" office:value="67.1448763250883">
                <text:p>67.1448763250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1855123674912">
                <text:p>72.1855123674912</text:p>
              </table:table-cell>
              <table:table-cell office:value-type="float" office:value="78.3498233215548">
                <text:p>78.3498233215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3957597173145">
                <text:p>82.3957597173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1448763250883">
                <text:p>70.144876325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3250883392226">
                <text:p>74.3250883392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821554770318">
                <text:p>77.821554770318</text:p>
              </table:table-cell>
              <table:table-cell office:value-type="float" office:value="NaN">
                <text:p>NaN</text:p>
              </table:table-cell>
              <table:table-cell office:value-type="float" office:value="79.4929328621908">
                <text:p>79.492932862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2597173144876">
                <text:p>81.2597173144876</text:p>
              </table:table-cell>
              <table:table-cell office:value-type="float" office:value="NaN">
                <text:p>NaN</text:p>
              </table:table-cell>
              <table:table-cell office:value-type="float" office:value="76.4116607773852">
                <text:p>76.411660777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1872791519435">
                <text:p>82.1872791519435</text:p>
              </table:table-cell>
              <table:table-cell office:value-type="float" office:value="78.2667844522968">
                <text:p>78.266784452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4593639575972">
                <text:p>78.4593639575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178445229682">
                <text:p>82.178445229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.1448763250883">
                <text:p>85.1448763250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7826855123675">
                <text:p>76.7826855123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6148409893993">
                <text:p>85.6148409893993</text:p>
              </table:table-cell>
              <table:table-cell office:value-type="float" office:value="NaN">
                <text:p>NaN</text:p>
              </table:table-cell>
              <table:table-cell office:value-type="float" office:value="80.9558303886926">
                <text:p>80.9558303886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3427561837456">
                <text:p>86.3427561837456</text:p>
              </table:table-cell>
              <table:table-cell office:value-type="float" office:value="80.4505300353357">
                <text:p>80.450530035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2985865724382">
                <text:p>86.298586572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3286219081272">
                <text:p>81.3286219081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3374558303887">
                <text:p>91.337455830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1201413427562">
                <text:p>80.1201413427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4469964664311">
                <text:p>89.446996466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4134275618375">
                <text:p>82.4134275618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5530035335689">
                <text:p>90.5530035335689</text:p>
              </table:table-cell>
              <table:table-cell office:value-type="float" office:value="82.8886925795053">
                <text:p>82.8886925795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7685512367491">
                <text:p>91.768551236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6007067137809">
                <text:p>83.6007067137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.660777385159">
                <text:p>91.660777385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7296819787986">
                <text:p>83.7296819787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.1713780918728">
                <text:p>93.171378091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3003533568905">
                <text:p>86.3003533568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3727915194346">
                <text:p>92.372791519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0388692579505">
                <text:p>88.03886925795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